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 AMT" svg:font-family="'Cumberland AMT', Cumberland, 'Courier New', 'Nimbus Mono L', 'Luxi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Cumberland AMT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1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2017">
            <text:p>2017</text:p>
          </table:table-cell>
          <table:table-cell office:value-type="float" office:value="-8.7">
            <text:p>-8,7</text:p>
          </table:table-cell>
          <table:table-cell table:number-columns-repeated="2"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-8.7">
            <text:p>-8,7</text:p>
          </table:table-cell>
          <table:table-cell table:number-columns-repeated="2"/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-14.299999">
            <text:p>-14,299999</text:p>
          </table:table-cell>
          <table:table-cell table:number-columns-repeated="2"/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-14.299999">
            <text:p>-14,299999</text:p>
          </table:table-cell>
          <table:table-cell table:number-columns-repeated="2"/>
        </table:table-row>
        <table:table-row table:style-name="ro1">
          <table:table-cell office:value-type="float" office:value="2021">
            <text:p>2021</text:p>
          </table:table-cell>
          <table:table-cell office:value-type="float" office:value="-14.299999">
            <text:p>-14,299999</text:p>
          </table:table-cell>
          <table:table-cell table:number-columns-repeated="2"/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-14.299999">
            <text:p>-14,299999</text:p>
          </table:table-cell>
          <table:table-cell table:number-columns-repeated="2"/>
        </table:table-row>
        <table:table-row table:style-name="ro1">
          <table:table-cell office:value-type="float" office:value="2023">
            <text:p>2023</text:p>
          </table:table-cell>
          <table:table-cell office:value-type="float" office:value="-14.299999">
            <text:p>-14,299999</text:p>
          </table:table-cell>
          <table:table-cell table:number-columns-repeated="2"/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0.228203">
            <text:p>40,228203</text:p>
          </table:table-cell>
          <table:table-cell table:number-columns-repeated="2"/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42.4758">
            <text:p>42,4758</text:p>
          </table:table-cell>
          <table:table-cell table:number-columns-repeated="2"/>
        </table:table-row>
        <table:table-row table:style-name="ro1">
          <table:table-cell office:value-type="float" office:value="2026">
            <text:p>2026</text:p>
          </table:table-cell>
          <table:table-cell office:value-type="float" office:value="75.547874">
            <text:p>75,547874</text:p>
          </table:table-cell>
          <table:table-cell table:number-columns-repeated="2"/>
        </table:table-row>
        <table:table-row table:style-name="ro1">
          <table:table-cell office:value-type="float" office:value="2027">
            <text:p>2027</text:p>
          </table:table-cell>
          <table:table-cell office:value-type="float" office:value="78.894081">
            <text:p>78,894081</text:p>
          </table:table-cell>
          <table:table-cell table:number-columns-repeated="2"/>
        </table:table-row>
        <table:table-row table:style-name="ro1">
          <table:table-cell office:value-type="float" office:value="2028">
            <text:p>2028</text:p>
          </table:table-cell>
          <table:table-cell office:value-type="float" office:value="82.659134">
            <text:p>82,659134</text:p>
          </table:table-cell>
          <table:table-cell table:number-columns-repeated="2"/>
        </table:table-row>
        <table:table-row table:style-name="ro1">
          <table:table-cell office:value-type="float" office:value="2029">
            <text:p>2029</text:p>
          </table:table-cell>
          <table:table-cell office:value-type="float" office:value="84.815369">
            <text:p>84,815369</text:p>
          </table:table-cell>
          <table:table-cell table:number-columns-repeated="2"/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87.381638">
            <text:p>87,381638</text:p>
          </table:table-cell>
          <table:table-cell table:number-columns-repeated="2"/>
        </table:table-row>
        <table:table-row table:style-name="ro1">
          <table:table-cell office:value-type="float" office:value="2031">
            <text:p>2031</text:p>
          </table:table-cell>
          <table:table-cell office:value-type="float" office:value="91.172012">
            <text:p>91,172012</text:p>
          </table:table-cell>
          <table:table-cell table:number-columns-repeated="2"/>
        </table:table-row>
        <table:table-row table:style-name="ro1">
          <table:table-cell office:value-type="float" office:value="2032">
            <text:p>2032</text:p>
          </table:table-cell>
          <table:table-cell office:value-type="float" office:value="-40.05809">
            <text:p>-40,05809</text:p>
          </table:table-cell>
          <table:table-cell table:number-columns-repeated="2"/>
        </table:table-row>
        <table:table-row table:style-name="ro1">
          <table:table-cell office:value-type="float" office:value="2033">
            <text:p>2033</text:p>
          </table:table-cell>
          <table:table-cell office:value-type="float" office:value="119.884285">
            <text:p>119,884285</text:p>
          </table:table-cell>
          <table:table-cell table:number-columns-repeated="2"/>
        </table:table-row>
        <table:table-row table:style-name="ro1">
          <table:table-cell office:value-type="float" office:value="2034">
            <text:p>2034</text:p>
          </table:table-cell>
          <table:table-cell office:value-type="float" office:value="11.278486">
            <text:p>11,278486</text:p>
          </table:table-cell>
          <table:table-cell/>
          <table:table-cell>
            <draw:frame table:end-cell-address="List1.M42" table:end-x="0.439cm" table:end-y="0.409cm" draw:z-index="0" draw:style-name="gr1" draw:text-style-name="P1" svg:width="20.666cm" svg:height="10.527cm" svg:x="0.096cm" svg:y="0.215cm">
              <draw:object draw:notify-on-update-of-ranges="List1.A1:List1.A1 List1.A2:List1.A50 List1.B1:List1.B1 List1.B2:List1.B5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035">
            <text:p>2035</text:p>
          </table:table-cell>
          <table:table-cell office:value-type="float" office:value="132.673157">
            <text:p>132,673157</text:p>
          </table:table-cell>
          <table:table-cell table:number-columns-repeated="2"/>
        </table:table-row>
        <table:table-row table:style-name="ro1">
          <table:table-cell office:value-type="float" office:value="2036">
            <text:p>2036</text:p>
          </table:table-cell>
          <table:table-cell office:value-type="float" office:value="138.385208">
            <text:p>138,385208</text:p>
          </table:table-cell>
          <table:table-cell table:number-columns-repeated="2"/>
        </table:table-row>
        <table:table-row table:style-name="ro1">
          <table:table-cell office:value-type="float" office:value="2037">
            <text:p>2037</text:p>
          </table:table-cell>
          <table:table-cell office:value-type="float" office:value="145.12381">
            <text:p>145,12381</text:p>
          </table:table-cell>
          <table:table-cell table:number-columns-repeated="2"/>
        </table:table-row>
        <table:table-row table:style-name="ro1">
          <table:table-cell office:value-type="float" office:value="2038">
            <text:p>2038</text:p>
          </table:table-cell>
          <table:table-cell office:value-type="float" office:value="154.695374">
            <text:p>154,695374</text:p>
          </table:table-cell>
          <table:table-cell table:number-columns-repeated="2"/>
        </table:table-row>
        <table:table-row table:style-name="ro1">
          <table:table-cell office:value-type="float" office:value="2039">
            <text:p>2039</text:p>
          </table:table-cell>
          <table:table-cell office:value-type="float" office:value="-134.315292">
            <text:p>-134,315292</text:p>
          </table:table-cell>
          <table:table-cell table:number-columns-repeated="2"/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172.985535">
            <text:p>172,985535</text:p>
          </table:table-cell>
          <table:table-cell table:number-columns-repeated="2"/>
        </table:table-row>
        <table:table-row table:style-name="ro1">
          <table:table-cell office:value-type="float" office:value="2041">
            <text:p>2041</text:p>
          </table:table-cell>
          <table:table-cell office:value-type="float" office:value="122.20771">
            <text:p>122,20771</text:p>
          </table:table-cell>
          <table:table-cell table:number-columns-repeated="2"/>
        </table:table-row>
        <table:table-row table:style-name="ro1">
          <table:table-cell office:value-type="float" office:value="2042">
            <text:p>2042</text:p>
          </table:table-cell>
          <table:table-cell office:value-type="float" office:value="188.04538">
            <text:p>188,04538</text:p>
          </table:table-cell>
          <table:table-cell table:number-columns-repeated="2"/>
        </table:table-row>
        <table:table-row table:style-name="ro1">
          <table:table-cell office:value-type="float" office:value="2043">
            <text:p>2043</text:p>
          </table:table-cell>
          <table:table-cell office:value-type="float" office:value="197.24202">
            <text:p>197,24202</text:p>
          </table:table-cell>
          <table:table-cell table:number-columns-repeated="2"/>
        </table:table-row>
        <table:table-row table:style-name="ro1">
          <table:table-cell office:value-type="float" office:value="2044">
            <text:p>2044</text:p>
          </table:table-cell>
          <table:table-cell office:value-type="float" office:value="202.374741">
            <text:p>202,374741</text:p>
          </table:table-cell>
          <table:table-cell table:number-columns-repeated="2"/>
        </table:table-row>
        <table:table-row table:style-name="ro1">
          <table:table-cell office:value-type="float" office:value="2045">
            <text:p>2045</text:p>
          </table:table-cell>
          <table:table-cell office:value-type="float" office:value="209.345932">
            <text:p>209,345932</text:p>
          </table:table-cell>
          <table:table-cell table:number-columns-repeated="2"/>
        </table:table-row>
        <table:table-row table:style-name="ro1">
          <table:table-cell office:value-type="float" office:value="2046">
            <text:p>2046</text:p>
          </table:table-cell>
          <table:table-cell office:value-type="float" office:value="215.68129">
            <text:p>215,68129</text:p>
          </table:table-cell>
          <table:table-cell table:number-columns-repeated="2"/>
        </table:table-row>
        <table:table-row table:style-name="ro1">
          <table:table-cell office:value-type="float" office:value="2047">
            <text:p>2047</text:p>
          </table:table-cell>
          <table:table-cell office:value-type="float" office:value="227.536514">
            <text:p>227,536514</text:p>
          </table:table-cell>
          <table:table-cell table:number-columns-repeated="2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-381.552948">
            <text:p>-381,552948</text:p>
          </table:table-cell>
          <table:table-cell table:number-columns-repeated="2"/>
        </table:table-row>
        <table:table-row table:style-name="ro1">
          <table:table-cell office:value-type="float" office:value="2049">
            <text:p>2049</text:p>
          </table:table-cell>
          <table:table-cell office:value-type="float" office:value="243.706192">
            <text:p>243,706192</text:p>
          </table:table-cell>
          <table:table-cell table:number-columns-repeated="2"/>
        </table:table-row>
        <table:table-row table:style-name="ro1">
          <table:table-cell office:value-type="float" office:value="2050">
            <text:p>2050</text:p>
          </table:table-cell>
          <table:table-cell office:value-type="float" office:value="250.819656">
            <text:p>250,819656</text:p>
          </table:table-cell>
          <table:table-cell table:number-columns-repeated="2"/>
        </table:table-row>
        <table:table-row table:style-name="ro1">
          <table:table-cell office:value-type="float" office:value="2051">
            <text:p>2051</text:p>
          </table:table-cell>
          <table:table-cell office:value-type="float" office:value="257.915497">
            <text:p>257,915497</text:p>
          </table:table-cell>
          <table:table-cell table:number-columns-repeated="2"/>
        </table:table-row>
        <table:table-row table:style-name="ro1">
          <table:table-cell office:value-type="float" office:value="2052">
            <text:p>2052</text:p>
          </table:table-cell>
          <table:table-cell office:value-type="float" office:value="273.478271">
            <text:p>273,478271</text:p>
          </table:table-cell>
          <table:table-cell table:number-columns-repeated="2"/>
        </table:table-row>
        <table:table-row table:style-name="ro1">
          <table:table-cell office:value-type="float" office:value="2053">
            <text:p>2053</text:p>
          </table:table-cell>
          <table:table-cell office:value-type="float" office:value="282.183319">
            <text:p>282,183319</text:p>
          </table:table-cell>
          <table:table-cell table:number-columns-repeated="2"/>
        </table:table-row>
        <table:table-row table:style-name="ro1">
          <table:table-cell office:value-type="float" office:value="2054">
            <text:p>2054</text:p>
          </table:table-cell>
          <table:table-cell office:value-type="float" office:value="294.08783">
            <text:p>294,08783</text:p>
          </table:table-cell>
          <table:table-cell table:number-columns-repeated="2"/>
        </table:table-row>
        <table:table-row table:style-name="ro1">
          <table:table-cell office:value-type="float" office:value="2055">
            <text:p>2055</text:p>
          </table:table-cell>
          <table:table-cell office:value-type="float" office:value="309.819122">
            <text:p>309,819122</text:p>
          </table:table-cell>
          <table:table-cell table:number-columns-repeated="2"/>
        </table:table-row>
        <table:table-row table:style-name="ro1">
          <table:table-cell office:value-type="float" office:value="2056">
            <text:p>2056</text:p>
          </table:table-cell>
          <table:table-cell office:value-type="float" office:value="323.803955">
            <text:p>323,803955</text:p>
          </table:table-cell>
          <table:table-cell table:number-columns-repeated="2"/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334.750153">
            <text:p>334,750153</text:p>
          </table:table-cell>
          <table:table-cell table:number-columns-repeated="2"/>
        </table:table-row>
        <table:table-row table:style-name="ro1">
          <table:table-cell office:value-type="float" office:value="2058">
            <text:p>2058</text:p>
          </table:table-cell>
          <table:table-cell office:value-type="float" office:value="349.99765">
            <text:p>349,99765</text:p>
          </table:table-cell>
          <table:table-cell table:number-columns-repeated="2"/>
        </table:table-row>
        <table:table-row table:style-name="ro1">
          <table:table-cell office:value-type="float" office:value="2059">
            <text:p>2059</text:p>
          </table:table-cell>
          <table:table-cell office:value-type="float" office:value="364.47934">
            <text:p>364,47934</text:p>
          </table:table-cell>
          <table:table-cell table:number-columns-repeated="2"/>
        </table:table-row>
        <table:table-row table:style-name="ro1">
          <table:table-cell office:value-type="float" office:value="2060">
            <text:p>2060</text:p>
          </table:table-cell>
          <table:table-cell office:value-type="float" office:value="379.101746">
            <text:p>379,101746</text:p>
          </table:table-cell>
          <table:table-cell table:number-columns-repeated="2"/>
        </table:table-row>
        <table:table-row table:style-name="ro1">
          <table:table-cell office:value-type="float" office:value="2061">
            <text:p>2061</text:p>
          </table:table-cell>
          <table:table-cell office:value-type="float" office:value="400.469421">
            <text:p>400,469421</text:p>
          </table:table-cell>
          <table:table-cell table:number-columns-repeated="2"/>
        </table:table-row>
        <table:table-row table:style-name="ro1">
          <table:table-cell office:value-type="float" office:value="2062">
            <text:p>2062</text:p>
          </table:table-cell>
          <table:table-cell office:value-type="float" office:value="413.622528">
            <text:p>413,622528</text:p>
          </table:table-cell>
          <table:table-cell table:number-columns-repeated="2"/>
        </table:table-row>
        <table:table-row table:style-name="ro1">
          <table:table-cell office:value-type="float" office:value="2063">
            <text:p>2063</text:p>
          </table:table-cell>
          <table:table-cell office:value-type="float" office:value="433.885559">
            <text:p>433,885559</text:p>
          </table:table-cell>
          <table:table-cell table:number-columns-repeated="2"/>
        </table:table-row>
        <table:table-row table:style-name="ro1">
          <table:table-cell office:value-type="float" office:value="2064">
            <text:p>2064</text:p>
          </table:table-cell>
          <table:table-cell office:value-type="float" office:value="451.451385">
            <text:p>451,451385</text:p>
          </table:table-cell>
          <table:table-cell table:number-columns-repeated="2"/>
        </table:table-row>
        <table:table-row table:style-name="ro1">
          <table:table-cell office:value-type="float" office:value="2065">
            <text:p>2065</text:p>
          </table:table-cell>
          <table:table-cell office:value-type="float" office:value="473.350677">
            <text:p>473,350677</text:p>
          </table:table-cell>
          <table:table-cell table:number-columns-repeated="2"/>
        </table:table-row>
        <table:table-row table:style-name="ro1">
          <table:table-cell office:value-type="float" office:value="2066">
            <text:p>2066</text:p>
          </table:table-cell>
          <table:table-cell office:value-type="float" office:value="490.348297">
            <text:p>490,348297</text:p>
          </table:table-cell>
          <table:table-cell table:number-columns-repeated="2"/>
        </table:table-row>
      </table:table>
      <table:table table:name="List2" table:style-name="ta1" table:print="false">
        <table:table-column table:style-name="co1" table:number-columns-repeated="9" table:default-cell-style-name="Default"/>
        <table:table-row table:style-name="ro1">
          <table:table-cell office:value-type="float" office:value="2017">
            <text:p>2017</text:p>
          </table:table-cell>
          <table:table-cell office:value-type="float" office:value="4.93746">
            <text:p>4,93746</text:p>
          </table:table-cell>
          <table:table-cell table:number-columns-repeated="7"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4.986405">
            <text:p>4,986405</text:p>
          </table:table-cell>
          <table:table-cell table:number-columns-repeated="7"/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5.035839">
            <text:p>5,035839</text:p>
          </table:table-cell>
          <table:table-cell table:number-columns-repeated="7"/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5.085767">
            <text:p>5,085767</text:p>
          </table:table-cell>
          <table:table-cell table:number-columns-repeated="7"/>
        </table:table-row>
        <table:table-row table:style-name="ro1">
          <table:table-cell office:value-type="float" office:value="2021">
            <text:p>2021</text:p>
          </table:table-cell>
          <table:table-cell office:value-type="float" office:value="5.136194">
            <text:p>5,136194</text:p>
          </table:table-cell>
          <table:table-cell table:number-columns-repeated="7"/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5.187126">
            <text:p>5,187126</text:p>
          </table:table-cell>
          <table:table-cell table:number-columns-repeated="7"/>
        </table:table-row>
        <table:table-row table:style-name="ro1">
          <table:table-cell office:value-type="float" office:value="2023">
            <text:p>2023</text:p>
          </table:table-cell>
          <table:table-cell office:value-type="float" office:value="5.238567">
            <text:p>5,238567</text:p>
          </table:table-cell>
          <table:table-cell table:number-columns-repeated="7"/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19.413942">
            <text:p>19,413942</text:p>
          </table:table-cell>
          <table:table-cell table:number-columns-repeated="7"/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19.608082">
            <text:p>19,608082</text:p>
          </table:table-cell>
          <table:table-cell table:number-columns-repeated="7"/>
        </table:table-row>
        <table:table-row table:style-name="ro1">
          <table:table-cell office:value-type="float" office:value="2026">
            <text:p>2026</text:p>
          </table:table-cell>
          <table:table-cell office:value-type="float" office:value="19.804161">
            <text:p>19,804161</text:p>
          </table:table-cell>
          <table:table-cell table:number-columns-repeated="7"/>
        </table:table-row>
        <table:table-row table:style-name="ro1">
          <table:table-cell office:value-type="float" office:value="2027">
            <text:p>2027</text:p>
          </table:table-cell>
          <table:table-cell office:value-type="float" office:value="20.002201">
            <text:p>20,002201</text:p>
          </table:table-cell>
          <table:table-cell table:number-columns-repeated="7"/>
        </table:table-row>
        <table:table-row table:style-name="ro1">
          <table:table-cell office:value-type="float" office:value="2028">
            <text:p>2028</text:p>
          </table:table-cell>
          <table:table-cell office:value-type="float" office:value="20.202223">
            <text:p>20,202223</text:p>
          </table:table-cell>
          <table:table-cell table:number-columns-repeated="7"/>
        </table:table-row>
        <table:table-row table:style-name="ro1">
          <table:table-cell office:value-type="float" office:value="2029">
            <text:p>2029</text:p>
          </table:table-cell>
          <table:table-cell office:value-type="float" office:value="20.404245">
            <text:p>20,404245</text:p>
          </table:table-cell>
          <table:table-cell table:number-columns-repeated="7"/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20.608288">
            <text:p>20,608288</text:p>
          </table:table-cell>
          <table:table-cell table:number-columns-repeated="7"/>
        </table:table-row>
        <table:table-row table:style-name="ro1">
          <table:table-cell office:value-type="float" office:value="2031">
            <text:p>2031</text:p>
          </table:table-cell>
          <table:table-cell office:value-type="float" office:value="20.814367">
            <text:p>20,814367</text:p>
          </table:table-cell>
          <table:table-cell table:number-columns-repeated="7"/>
        </table:table-row>
        <table:table-row table:style-name="ro1">
          <table:table-cell office:value-type="float" office:value="2032">
            <text:p>2032</text:p>
          </table:table-cell>
          <table:table-cell office:value-type="float" office:value="21.022512">
            <text:p>21,022512</text:p>
          </table:table-cell>
          <table:table-cell table:number-columns-repeated="7"/>
        </table:table-row>
        <table:table-row table:style-name="ro1">
          <table:table-cell office:value-type="float" office:value="2033">
            <text:p>2033</text:p>
          </table:table-cell>
          <table:table-cell office:value-type="float" office:value="37.441525">
            <text:p>37,441525</text:p>
          </table:table-cell>
          <table:table-cell table:number-columns-repeated="7"/>
        </table:table-row>
        <table:table-row table:style-name="ro1">
          <table:table-cell office:value-type="float" office:value="2034">
            <text:p>2034</text:p>
          </table:table-cell>
          <table:table-cell office:value-type="float" office:value="37.820206">
            <text:p>37,820206</text:p>
          </table:table-cell>
          <table:table-cell table:number-columns-repeated="7"/>
        </table:table-row>
        <table:table-row table:style-name="ro1">
          <table:table-cell office:value-type="float" office:value="2035">
            <text:p>2035</text:p>
          </table:table-cell>
          <table:table-cell office:value-type="float" office:value="38.202801">
            <text:p>38,202801</text:p>
          </table:table-cell>
          <table:table-cell table:number-columns-repeated="7"/>
        </table:table-row>
        <table:table-row table:style-name="ro1">
          <table:table-cell office:value-type="float" office:value="2036">
            <text:p>2036</text:p>
          </table:table-cell>
          <table:table-cell office:value-type="float" office:value="38.589348">
            <text:p>38,589348</text:p>
          </table:table-cell>
          <table:table-cell table:number-columns-repeated="7"/>
        </table:table-row>
        <table:table-row table:style-name="ro1">
          <table:table-cell office:value-type="float" office:value="2037">
            <text:p>2037</text:p>
          </table:table-cell>
          <table:table-cell office:value-type="float" office:value="38.979893">
            <text:p>38,979893</text:p>
          </table:table-cell>
          <table:table-cell table:number-columns-repeated="7"/>
        </table:table-row>
        <table:table-row table:style-name="ro1">
          <table:table-cell office:value-type="float" office:value="2038">
            <text:p>2038</text:p>
          </table:table-cell>
          <table:table-cell office:value-type="float" office:value="39.374481">
            <text:p>39,374481</text:p>
          </table:table-cell>
          <table:table-cell table:number-columns-repeated="7"/>
        </table:table-row>
        <table:table-row table:style-name="ro1">
          <table:table-cell office:value-type="float" office:value="2039">
            <text:p>2039</text:p>
          </table:table-cell>
          <table:table-cell office:value-type="float" office:value="39.773148">
            <text:p>39,773148</text:p>
          </table:table-cell>
          <table:table-cell table:number-columns-repeated="7"/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40.175941">
            <text:p>40,175941</text:p>
          </table:table-cell>
          <table:table-cell table:number-columns-repeated="7"/>
        </table:table-row>
        <table:table-row table:style-name="ro1">
          <table:table-cell office:value-type="float" office:value="2041">
            <text:p>2041</text:p>
          </table:table-cell>
          <table:table-cell office:value-type="float" office:value="40.58292">
            <text:p>40,58292</text:p>
          </table:table-cell>
          <table:table-cell table:number-columns-repeated="7"/>
        </table:table-row>
        <table:table-row table:style-name="ro1">
          <table:table-cell office:value-type="float" office:value="2042">
            <text:p>2042</text:p>
          </table:table-cell>
          <table:table-cell office:value-type="float" office:value="40.994095">
            <text:p>40,994095</text:p>
          </table:table-cell>
          <table:table-cell table:number-columns-repeated="7"/>
        </table:table-row>
        <table:table-row table:style-name="ro1">
          <table:table-cell office:value-type="float" office:value="2043">
            <text:p>2043</text:p>
          </table:table-cell>
          <table:table-cell office:value-type="float" office:value="41.409546">
            <text:p>41,409546</text:p>
          </table:table-cell>
          <table:table-cell table:number-columns-repeated="7"/>
        </table:table-row>
        <table:table-row table:style-name="ro1">
          <table:table-cell office:value-type="float" office:value="2044">
            <text:p>2044</text:p>
          </table:table-cell>
          <table:table-cell office:value-type="float" office:value="41.829288">
            <text:p>41,829288</text:p>
          </table:table-cell>
          <table:table-cell table:number-columns-repeated="7"/>
        </table:table-row>
        <table:table-row table:style-name="ro1">
          <table:table-cell office:value-type="float" office:value="2045">
            <text:p>2045</text:p>
          </table:table-cell>
          <table:table-cell office:value-type="float" office:value="42.253391">
            <text:p>42,253391</text:p>
          </table:table-cell>
          <table:table-cell table:number-columns-repeated="7"/>
        </table:table-row>
        <table:table-row table:style-name="ro1">
          <table:table-cell office:value-type="float" office:value="2046">
            <text:p>2046</text:p>
          </table:table-cell>
          <table:table-cell office:value-type="float" office:value="42.681892">
            <text:p>42,681892</text:p>
          </table:table-cell>
          <table:table-cell table:number-columns-repeated="2"/>
          <table:table-cell>
            <draw:frame table:end-cell-address="List2.L51" table:end-x="0.293cm" table:end-y="0.009cm" draw:z-index="0" draw:style-name="gr1" draw:text-style-name="P1" svg:width="15.999cm" svg:height="8.999cm" svg:x="0.101cm" svg:y="0.051cm">
              <draw:object draw:notify-on-update-of-ranges="List2.A1:List2.A1 List2.A2:List2.A50 List2.B1:List2.B1 List2.B2:List2.B5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2047">
            <text:p>2047</text:p>
          </table:table-cell>
          <table:table-cell office:value-type="float" office:value="43.114838">
            <text:p>43,114838</text:p>
          </table:table-cell>
          <table:table-cell table:number-columns-repeated="7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43.552277">
            <text:p>43,552277</text:p>
          </table:table-cell>
          <table:table-cell table:number-columns-repeated="7"/>
        </table:table-row>
        <table:table-row table:style-name="ro1">
          <table:table-cell office:value-type="float" office:value="2049">
            <text:p>2049</text:p>
          </table:table-cell>
          <table:table-cell office:value-type="float" office:value="43.994251">
            <text:p>43,994251</text:p>
          </table:table-cell>
          <table:table-cell table:number-columns-repeated="7"/>
        </table:table-row>
        <table:table-row table:style-name="ro1">
          <table:table-cell office:value-type="float" office:value="2050">
            <text:p>2050</text:p>
          </table:table-cell>
          <table:table-cell office:value-type="float" office:value="44.440826">
            <text:p>44,440826</text:p>
          </table:table-cell>
          <table:table-cell table:number-columns-repeated="7"/>
        </table:table-row>
        <table:table-row table:style-name="ro1">
          <table:table-cell office:value-type="float" office:value="2051">
            <text:p>2051</text:p>
          </table:table-cell>
          <table:table-cell office:value-type="float" office:value="44.892044">
            <text:p>44,892044</text:p>
          </table:table-cell>
          <table:table-cell table:number-columns-repeated="7"/>
        </table:table-row>
        <table:table-row table:style-name="ro1">
          <table:table-cell office:value-type="float" office:value="2052">
            <text:p>2052</text:p>
          </table:table-cell>
          <table:table-cell office:value-type="float" office:value="45.347942">
            <text:p>45,347942</text:p>
          </table:table-cell>
          <table:table-cell table:number-columns-repeated="7"/>
        </table:table-row>
        <table:table-row table:style-name="ro1">
          <table:table-cell office:value-type="float" office:value="2053">
            <text:p>2053</text:p>
          </table:table-cell>
          <table:table-cell office:value-type="float" office:value="45.808582">
            <text:p>45,808582</text:p>
          </table:table-cell>
          <table:table-cell table:number-columns-repeated="7"/>
        </table:table-row>
        <table:table-row table:style-name="ro1">
          <table:table-cell office:value-type="float" office:value="2054">
            <text:p>2054</text:p>
          </table:table-cell>
          <table:table-cell office:value-type="float" office:value="46.27401">
            <text:p>46,27401</text:p>
          </table:table-cell>
          <table:table-cell table:number-columns-repeated="7"/>
        </table:table-row>
        <table:table-row table:style-name="ro1">
          <table:table-cell office:value-type="float" office:value="2055">
            <text:p>2055</text:p>
          </table:table-cell>
          <table:table-cell office:value-type="float" office:value="46.744289">
            <text:p>46,744289</text:p>
          </table:table-cell>
          <table:table-cell table:number-columns-repeated="7"/>
        </table:table-row>
        <table:table-row table:style-name="ro1">
          <table:table-cell office:value-type="float" office:value="2056">
            <text:p>2056</text:p>
          </table:table-cell>
          <table:table-cell office:value-type="float" office:value="47.219463">
            <text:p>47,219463</text:p>
          </table:table-cell>
          <table:table-cell table:number-columns-repeated="7"/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47.699589">
            <text:p>47,699589</text:p>
          </table:table-cell>
          <table:table-cell table:number-columns-repeated="7"/>
        </table:table-row>
        <table:table-row table:style-name="ro1">
          <table:table-cell office:value-type="float" office:value="2058">
            <text:p>2058</text:p>
          </table:table-cell>
          <table:table-cell office:value-type="float" office:value="48.184704">
            <text:p>48,184704</text:p>
          </table:table-cell>
          <table:table-cell table:number-columns-repeated="7"/>
        </table:table-row>
        <table:table-row table:style-name="ro1">
          <table:table-cell office:value-type="float" office:value="2059">
            <text:p>2059</text:p>
          </table:table-cell>
          <table:table-cell office:value-type="float" office:value="48.674885">
            <text:p>48,674885</text:p>
          </table:table-cell>
          <table:table-cell table:number-columns-repeated="7"/>
        </table:table-row>
        <table:table-row table:style-name="ro1">
          <table:table-cell office:value-type="float" office:value="2060">
            <text:p>2060</text:p>
          </table:table-cell>
          <table:table-cell office:value-type="float" office:value="49.17017">
            <text:p>49,17017</text:p>
          </table:table-cell>
          <table:table-cell table:number-columns-repeated="7"/>
        </table:table-row>
        <table:table-row table:style-name="ro1">
          <table:table-cell office:value-type="float" office:value="2061">
            <text:p>2061</text:p>
          </table:table-cell>
          <table:table-cell office:value-type="float" office:value="49.67062">
            <text:p>49,67062</text:p>
          </table:table-cell>
          <table:table-cell table:number-columns-repeated="7"/>
        </table:table-row>
        <table:table-row table:style-name="ro1">
          <table:table-cell office:value-type="float" office:value="2062">
            <text:p>2062</text:p>
          </table:table-cell>
          <table:table-cell office:value-type="float" office:value="50.176292">
            <text:p>50,176292</text:p>
          </table:table-cell>
          <table:table-cell table:number-columns-repeated="7"/>
        </table:table-row>
        <table:table-row table:style-name="ro1">
          <table:table-cell office:value-type="float" office:value="2063">
            <text:p>2063</text:p>
          </table:table-cell>
          <table:table-cell office:value-type="float" office:value="50.687252">
            <text:p>50,687252</text:p>
          </table:table-cell>
          <table:table-cell table:number-columns-repeated="7"/>
        </table:table-row>
        <table:table-row table:style-name="ro1">
          <table:table-cell office:value-type="float" office:value="2064">
            <text:p>2064</text:p>
          </table:table-cell>
          <table:table-cell office:value-type="float" office:value="51.203537">
            <text:p>51,203537</text:p>
          </table:table-cell>
          <table:table-cell table:number-columns-repeated="7"/>
        </table:table-row>
        <table:table-row table:style-name="ro1">
          <table:table-cell office:value-type="float" office:value="2065">
            <text:p>2065</text:p>
          </table:table-cell>
          <table:table-cell office:value-type="float" office:value="51.725216">
            <text:p>51,725216</text:p>
          </table:table-cell>
          <table:table-cell table:number-columns-repeated="7"/>
        </table:table-row>
        <table:table-row table:style-name="ro1">
          <table:table-cell office:value-type="float" office:value="2066">
            <text:p>2066</text:p>
          </table:table-cell>
          <table:table-cell office:value-type="float" office:value="52.252342">
            <text:p>52,252342</text:p>
          </table:table-cell>
          <table:table-cell table:number-columns-repeated="7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dunaj</text:p>
          </table:table-cell>
          <table:table-cell office:value-type="string">
            <text:p>odra</text:p>
          </table:table-cell>
          <table:table-cell office:value-type="string">
            <text:p>labe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17">
            <text:p>2017</text:p>
          </table:table-cell>
          <table:table-cell table:style-name="ce1" office:value-type="float" office:value="4.93746">
            <text:p>4,93746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18">
            <text:p>2018</text:p>
          </table:table-cell>
          <table:table-cell table:style-name="ce1" office:value-type="float" office:value="4.986405">
            <text:p>4,986405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19">
            <text:p>2019</text:p>
          </table:table-cell>
          <table:table-cell table:style-name="ce1" office:value-type="float" office:value="5.035839">
            <text:p>5,035839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0">
            <text:p>2020</text:p>
          </table:table-cell>
          <table:table-cell table:style-name="ce1" office:value-type="float" office:value="5.085767">
            <text:p>5,085767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 table:style-name="ce1" office:value-type="float" office:value="5.136194">
            <text:p>5,136194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 table:style-name="ce1" office:value-type="float" office:value="5.187126">
            <text:p>5,187126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3">
            <text:p>2023</text:p>
          </table:table-cell>
          <table:table-cell table:style-name="ce1" office:value-type="float" office:value="5.238567">
            <text:p>5,23856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>
            <draw:frame table:end-cell-address="List2.Q89" table:end-x="2.23cm" table:end-y="0.12cm" draw:z-index="1" draw:style-name="gr1" draw:text-style-name="P1" svg:width="20.185cm" svg:height="10.494cm" svg:x="0.11cm" svg:y="0.103cm">
              <draw:object draw:notify-on-update-of-ranges="List2.B61:List2.B61 List2.B62:List2.B110 List2.C60:List2.C60 List2.C62:List2.C110 List2.D60:List2.D60 List2.D62:List2.D110 List2.E60:List2.E60 List2.E62:List2.E11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/>
          <table:table-cell office:value-type="float" office:value="2024">
            <text:p>2024</text:p>
          </table:table-cell>
          <table:table-cell table:style-name="ce1" office:value-type="float" office:value="22.017721">
            <text:p>22,017721</text:p>
          </table:table-cell>
          <table:table-cell office:value-type="float" office:value="15.882858">
            <text:p>15,88285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5">
            <text:p>2025</text:p>
          </table:table-cell>
          <table:table-cell table:style-name="ce1" office:value-type="float" office:value="22.2379">
            <text:p>22,2379</text:p>
          </table:table-cell>
          <table:table-cell office:value-type="float" office:value="16.041687">
            <text:p>16,04168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6">
            <text:p>2026</text:p>
          </table:table-cell>
          <table:table-cell table:style-name="ce1" office:value-type="float" office:value="22.460279">
            <text:p>22,460279</text:p>
          </table:table-cell>
          <table:table-cell office:value-type="float" office:value="16.202101">
            <text:p>16,20210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7">
            <text:p>2027</text:p>
          </table:table-cell>
          <table:table-cell table:style-name="ce1" office:value-type="float" office:value="22.684877">
            <text:p>22,684877</text:p>
          </table:table-cell>
          <table:table-cell office:value-type="float" office:value="16.364122">
            <text:p>16,36412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8">
            <text:p>2028</text:p>
          </table:table-cell>
          <table:table-cell table:style-name="ce1" office:value-type="float" office:value="22.911728">
            <text:p>22,911728</text:p>
          </table:table-cell>
          <table:table-cell office:value-type="float" office:value="16.527763">
            <text:p>16,52776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9">
            <text:p>2029</text:p>
          </table:table-cell>
          <table:table-cell table:style-name="ce1" office:value-type="float" office:value="23.140844">
            <text:p>23,140844</text:p>
          </table:table-cell>
          <table:table-cell office:value-type="float" office:value="16.693043">
            <text:p>16,69304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30">
            <text:p>2030</text:p>
          </table:table-cell>
          <table:table-cell table:style-name="ce1" office:value-type="float" office:value="23.372253">
            <text:p>23,372253</text:p>
          </table:table-cell>
          <table:table-cell office:value-type="float" office:value="16.859972">
            <text:p>16,85997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31">
            <text:p>2031</text:p>
          </table:table-cell>
          <table:table-cell table:style-name="ce1" office:value-type="float" office:value="23.605974">
            <text:p>23,605974</text:p>
          </table:table-cell>
          <table:table-cell office:value-type="float" office:value="17.028572">
            <text:p>17,02857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32">
            <text:p>2032</text:p>
          </table:table-cell>
          <table:table-cell table:style-name="ce1" office:value-type="float" office:value="23.842031">
            <text:p>23,842031</text:p>
          </table:table-cell>
          <table:table-cell office:value-type="float" office:value="17.198854">
            <text:p>17,19885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33">
            <text:p>2033</text:p>
          </table:table-cell>
          <table:table-cell table:style-name="ce1" office:value-type="float" office:value="35.216591">
            <text:p>35,216591</text:p>
          </table:table-cell>
          <table:table-cell office:value-type="float" office:value="17.370846">
            <text:p>17,370846</text:p>
          </table:table-cell>
          <table:table-cell office:value-type="float" office:value="11.765591">
            <text:p>11,76559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34">
            <text:p>2034</text:p>
          </table:table-cell>
          <table:table-cell table:style-name="ce1" office:value-type="float" office:value="35.573025">
            <text:p>35,573025</text:p>
          </table:table-cell>
          <table:table-cell office:value-type="float" office:value="17.544554">
            <text:p>17,544554</text:p>
          </table:table-cell>
          <table:table-cell office:value-type="float" office:value="11.887513">
            <text:p>11,8875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35">
            <text:p>2035</text:p>
          </table:table-cell>
          <table:table-cell table:style-name="ce1" office:value-type="float" office:value="35.933144">
            <text:p>35,933144</text:p>
          </table:table-cell>
          <table:table-cell office:value-type="float" office:value="17.719997">
            <text:p>17,719997</text:p>
          </table:table-cell>
          <table:table-cell office:value-type="float" office:value="12.010779">
            <text:p>12,010779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36">
            <text:p>2036</text:p>
          </table:table-cell>
          <table:table-cell table:style-name="ce1" office:value-type="float" office:value="36.296997">
            <text:p>36,296997</text:p>
          </table:table-cell>
          <table:table-cell office:value-type="float" office:value="17.8972">
            <text:p>17,8972</text:p>
          </table:table-cell>
          <table:table-cell office:value-type="float" office:value="12.135409">
            <text:p>12,135409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37">
            <text:p>2037</text:p>
          </table:table-cell>
          <table:table-cell table:style-name="ce1" office:value-type="float" office:value="36.664619">
            <text:p>36,664619</text:p>
          </table:table-cell>
          <table:table-cell office:value-type="float" office:value="18.076172">
            <text:p>18,076172</text:p>
          </table:table-cell>
          <table:table-cell office:value-type="float" office:value="12.261414">
            <text:p>12,261414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38">
            <text:p>2038</text:p>
          </table:table-cell>
          <table:table-cell table:style-name="ce1" office:value-type="float" office:value="37.036049">
            <text:p>37,036049</text:p>
          </table:table-cell>
          <table:table-cell office:value-type="float" office:value="18.256933">
            <text:p>18,256933</text:p>
          </table:table-cell>
          <table:table-cell office:value-type="float" office:value="12.388815">
            <text:p>12,3888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39">
            <text:p>2039</text:p>
          </table:table-cell>
          <table:table-cell table:style-name="ce1" office:value-type="float" office:value="37.411335">
            <text:p>37,411335</text:p>
          </table:table-cell>
          <table:table-cell office:value-type="float" office:value="18.439503">
            <text:p>18,439503</text:p>
          </table:table-cell>
          <table:table-cell office:value-type="float" office:value="12.517632">
            <text:p>12,5176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40">
            <text:p>2040</text:p>
          </table:table-cell>
          <table:table-cell table:style-name="ce1" office:value-type="float" office:value="37.790512">
            <text:p>37,790512</text:p>
          </table:table-cell>
          <table:table-cell office:value-type="float" office:value="18.623894">
            <text:p>18,623894</text:p>
          </table:table-cell>
          <table:table-cell office:value-type="float" office:value="12.647873">
            <text:p>12,64787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41">
            <text:p>2041</text:p>
          </table:table-cell>
          <table:table-cell table:style-name="ce1" office:value-type="float" office:value="38.17363">
            <text:p>38,17363</text:p>
          </table:table-cell>
          <table:table-cell office:value-type="float" office:value="18.810137">
            <text:p>18,810137</text:p>
          </table:table-cell>
          <table:table-cell office:value-type="float" office:value="12.779559">
            <text:p>12,7795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42">
            <text:p>2042</text:p>
          </table:table-cell>
          <table:table-cell table:style-name="ce1" office:value-type="float" office:value="38.560715">
            <text:p>38,560715</text:p>
          </table:table-cell>
          <table:table-cell office:value-type="float" office:value="18.998232">
            <text:p>18,998232</text:p>
          </table:table-cell>
          <table:table-cell office:value-type="float" office:value="12.912706">
            <text:p>12,91270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43">
            <text:p>2043</text:p>
          </table:table-cell>
          <table:table-cell table:style-name="ce1" office:value-type="float" office:value="38.951828">
            <text:p>38,951828</text:p>
          </table:table-cell>
          <table:table-cell office:value-type="float" office:value="19.188217">
            <text:p>19,188217</text:p>
          </table:table-cell>
          <table:table-cell office:value-type="float" office:value="13.047337">
            <text:p>13,04733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44">
            <text:p>2044</text:p>
          </table:table-cell>
          <table:table-cell table:style-name="ce1" office:value-type="float" office:value="39.346996">
            <text:p>39,346996</text:p>
          </table:table-cell>
          <table:table-cell office:value-type="float" office:value="19.380102">
            <text:p>19,380102</text:p>
          </table:table-cell>
          <table:table-cell office:value-type="float" office:value="13.183462">
            <text:p>13,183462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45">
            <text:p>2045</text:p>
          </table:table-cell>
          <table:table-cell table:style-name="ce1" office:value-type="float" office:value="39.746281">
            <text:p>39,746281</text:p>
          </table:table-cell>
          <table:table-cell office:value-type="float" office:value="19.573902">
            <text:p>19,573902</text:p>
          </table:table-cell>
          <table:table-cell office:value-type="float" office:value="13.321107">
            <text:p>13,32110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46">
            <text:p>2046</text:p>
          </table:table-cell>
          <table:table-cell table:style-name="ce1" office:value-type="float" office:value="40.149704">
            <text:p>40,149704</text:p>
          </table:table-cell>
          <table:table-cell office:value-type="float" office:value="19.76964">
            <text:p>19,76964</text:p>
          </table:table-cell>
          <table:table-cell office:value-type="float" office:value="13.460283">
            <text:p>13,4602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47">
            <text:p>2047</text:p>
          </table:table-cell>
          <table:table-cell table:style-name="ce1" office:value-type="float" office:value="40.557331">
            <text:p>40,557331</text:p>
          </table:table-cell>
          <table:table-cell office:value-type="float" office:value="19.967333">
            <text:p>19,967333</text:p>
          </table:table-cell>
          <table:table-cell office:value-type="float" office:value="13.601015">
            <text:p>13,6010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48">
            <text:p>2048</text:p>
          </table:table-cell>
          <table:table-cell table:style-name="ce1" office:value-type="float" office:value="40.969193">
            <text:p>40,969193</text:p>
          </table:table-cell>
          <table:table-cell office:value-type="float" office:value="20.167006">
            <text:p>20,167006</text:p>
          </table:table-cell>
          <table:table-cell office:value-type="float" office:value="13.743314">
            <text:p>13,743314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49">
            <text:p>2049</text:p>
          </table:table-cell>
          <table:table-cell table:style-name="ce1" office:value-type="float" office:value="41.385342">
            <text:p>41,385342</text:p>
          </table:table-cell>
          <table:table-cell office:value-type="float" office:value="20.368681">
            <text:p>20,368681</text:p>
          </table:table-cell>
          <table:table-cell office:value-type="float" office:value="13.887207">
            <text:p>13,88720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50">
            <text:p>2050</text:p>
          </table:table-cell>
          <table:table-cell table:style-name="ce1" office:value-type="float" office:value="41.80582">
            <text:p>41,80582</text:p>
          </table:table-cell>
          <table:table-cell office:value-type="float" office:value="20.572363">
            <text:p>20,572363</text:p>
          </table:table-cell>
          <table:table-cell office:value-type="float" office:value="14.032708">
            <text:p>14,0327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51">
            <text:p>2051</text:p>
          </table:table-cell>
          <table:table-cell table:style-name="ce1" office:value-type="float" office:value="42.23069">
            <text:p>42,23069</text:p>
          </table:table-cell>
          <table:table-cell office:value-type="float" office:value="20.77809">
            <text:p>20,77809</text:p>
          </table:table-cell>
          <table:table-cell office:value-type="float" office:value="14.179837">
            <text:p>14,17983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52">
            <text:p>2052</text:p>
          </table:table-cell>
          <table:table-cell table:style-name="ce1" office:value-type="float" office:value="42.659977">
            <text:p>42,659977</text:p>
          </table:table-cell>
          <table:table-cell office:value-type="float" office:value="20.985872">
            <text:p>20,985872</text:p>
          </table:table-cell>
          <table:table-cell office:value-type="float" office:value="14.328618">
            <text:p>14,328618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53">
            <text:p>2053</text:p>
          </table:table-cell>
          <table:table-cell table:style-name="ce1" office:value-type="float" office:value="43.093739">
            <text:p>43,093739</text:p>
          </table:table-cell>
          <table:table-cell office:value-type="float" office:value="21.19573">
            <text:p>21,19573</text:p>
          </table:table-cell>
          <table:table-cell office:value-type="float" office:value="14.479069">
            <text:p>14,479069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54">
            <text:p>2054</text:p>
          </table:table-cell>
          <table:table-cell table:style-name="ce1" office:value-type="float" office:value="43.532017">
            <text:p>43,532017</text:p>
          </table:table-cell>
          <table:table-cell office:value-type="float" office:value="21.407686">
            <text:p>21,407686</text:p>
          </table:table-cell>
          <table:table-cell office:value-type="float" office:value="14.631207">
            <text:p>14,63120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55">
            <text:p>2055</text:p>
          </table:table-cell>
          <table:table-cell table:style-name="ce1" office:value-type="float" office:value="43.974876">
            <text:p>43,974876</text:p>
          </table:table-cell>
          <table:table-cell office:value-type="float" office:value="21.621763">
            <text:p>21,621763</text:p>
          </table:table-cell>
          <table:table-cell office:value-type="float" office:value="14.785055">
            <text:p>14,78505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56">
            <text:p>2056</text:p>
          </table:table-cell>
          <table:table-cell table:style-name="ce1" office:value-type="float" office:value="44.422356">
            <text:p>44,422356</text:p>
          </table:table-cell>
          <table:table-cell office:value-type="float" office:value="21.837978">
            <text:p>21,837978</text:p>
          </table:table-cell>
          <table:table-cell office:value-type="float" office:value="14.940636">
            <text:p>14,9406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57">
            <text:p>2057</text:p>
          </table:table-cell>
          <table:table-cell table:style-name="ce1" office:value-type="float" office:value="44.874516">
            <text:p>44,874516</text:p>
          </table:table-cell>
          <table:table-cell office:value-type="float" office:value="22.05636">
            <text:p>22,05636</text:p>
          </table:table-cell>
          <table:table-cell office:value-type="float" office:value="15.097965">
            <text:p>15,09796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58">
            <text:p>2058</text:p>
          </table:table-cell>
          <table:table-cell table:style-name="ce1" office:value-type="float" office:value="45.331375">
            <text:p>45,331375</text:p>
          </table:table-cell>
          <table:table-cell office:value-type="float" office:value="22.276922">
            <text:p>22,276922</text:p>
          </table:table-cell>
          <table:table-cell office:value-type="float" office:value="15.257071">
            <text:p>15,25707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59">
            <text:p>2059</text:p>
          </table:table-cell>
          <table:table-cell table:style-name="ce1" office:value-type="float" office:value="45.793022">
            <text:p>45,793022</text:p>
          </table:table-cell>
          <table:table-cell office:value-type="float" office:value="22.499691">
            <text:p>22,499691</text:p>
          </table:table-cell>
          <table:table-cell office:value-type="float" office:value="15.417972">
            <text:p>15,417972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60">
            <text:p>2060</text:p>
          </table:table-cell>
          <table:table-cell table:style-name="ce1" office:value-type="float" office:value="46.259487">
            <text:p>46,259487</text:p>
          </table:table-cell>
          <table:table-cell office:value-type="float" office:value="22.724686">
            <text:p>22,724686</text:p>
          </table:table-cell>
          <table:table-cell office:value-type="float" office:value="15.580691">
            <text:p>15,58069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61">
            <text:p>2061</text:p>
          </table:table-cell>
          <table:table-cell table:style-name="ce1" office:value-type="float" office:value="46.730835">
            <text:p>46,730835</text:p>
          </table:table-cell>
          <table:table-cell office:value-type="float" office:value="22.951931">
            <text:p>22,951931</text:p>
          </table:table-cell>
          <table:table-cell office:value-type="float" office:value="15.745248">
            <text:p>15,745248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62">
            <text:p>2062</text:p>
          </table:table-cell>
          <table:table-cell table:style-name="ce1" office:value-type="float" office:value="47.207108">
            <text:p>47,207108</text:p>
          </table:table-cell>
          <table:table-cell office:value-type="float" office:value="23.181456">
            <text:p>23,181456</text:p>
          </table:table-cell>
          <table:table-cell office:value-type="float" office:value="15.911668">
            <text:p>15,911668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63">
            <text:p>2063</text:p>
          </table:table-cell>
          <table:table-cell table:style-name="ce1" office:value-type="float" office:value="47.688374">
            <text:p>47,688374</text:p>
          </table:table-cell>
          <table:table-cell office:value-type="float" office:value="23.413271">
            <text:p>23,413271</text:p>
          </table:table-cell>
          <table:table-cell office:value-type="float" office:value="16.079977">
            <text:p>16,07997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64">
            <text:p>2064</text:p>
          </table:table-cell>
          <table:table-cell table:style-name="ce1" office:value-type="float" office:value="48.174675">
            <text:p>48,174675</text:p>
          </table:table-cell>
          <table:table-cell office:value-type="float" office:value="23.647396">
            <text:p>23,647396</text:p>
          </table:table-cell>
          <table:table-cell office:value-type="float" office:value="16.250187">
            <text:p>16,25018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65">
            <text:p>2065</text:p>
          </table:table-cell>
          <table:table-cell table:style-name="ce1" office:value-type="float" office:value="48.666065">
            <text:p>48,666065</text:p>
          </table:table-cell>
          <table:table-cell office:value-type="float" office:value="23.883875">
            <text:p>23,883875</text:p>
          </table:table-cell>
          <table:table-cell office:value-type="float" office:value="16.422335">
            <text:p>16,42233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66">
            <text:p>2066</text:p>
          </table:table-cell>
          <table:table-cell table:style-name="ce1" office:value-type="float" office:value="49.162598">
            <text:p>49,162598</text:p>
          </table:table-cell>
          <table:table-cell office:value-type="float" office:value="24.122711">
            <text:p>24,122711</text:p>
          </table:table-cell>
          <table:table-cell office:value-type="float" office:value="16.596439">
            <text:p>16,596439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"/>
          <table:table-cell table:number-columns-repeated="6"/>
        </table:table-row>
      </table:table>
      <table:table table:name="List3" table:style-name="ta1" table:print="false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>
            <text:p>myto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table:number-columns-repeated="3"/>
          <table:table-cell>
            <draw:frame table:end-cell-address="List3.N30" table:end-x="0.293cm" table:end-y="0.058cm" draw:z-index="0" draw:style-name="gr1" draw:text-style-name="P1" svg:width="15.999cm" svg:height="8.999cm" svg:x="0.101cm" svg:y="0.1cm">
              <draw:object draw:notify-on-update-of-ranges="List3.B6:List3.B6 List3.B7:List3.B55 List3.C6:List3.C6 List3.C7:List3.C5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4">
            <text:p>2024</text:p>
          </table:table-cell>
          <table:table-cell office:value-type="float" office:value="0.010352">
            <text:p>0,0103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5">
            <text:p>2025</text:p>
          </table:table-cell>
          <table:table-cell office:value-type="float" office:value="0.010578">
            <text:p>0,0105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6">
            <text:p>2026</text:p>
          </table:table-cell>
          <table:table-cell office:value-type="float" office:value="0.010932">
            <text:p>0,0109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7">
            <text:p>2027</text:p>
          </table:table-cell>
          <table:table-cell office:value-type="float" office:value="0.011304">
            <text:p>0,0113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8">
            <text:p>2028</text:p>
          </table:table-cell>
          <table:table-cell office:value-type="float" office:value="0.011726">
            <text:p>0,0117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9">
            <text:p>2029</text:p>
          </table:table-cell>
          <table:table-cell office:value-type="float" office:value="0.011912">
            <text:p>0,0119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0">
            <text:p>2030</text:p>
          </table:table-cell>
          <table:table-cell office:value-type="float" office:value="0.012151">
            <text:p>0,0121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1">
            <text:p>2031</text:p>
          </table:table-cell>
          <table:table-cell office:value-type="float" office:value="0.012553">
            <text:p>0,0125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2">
            <text:p>2032</text:p>
          </table:table-cell>
          <table:table-cell office:value-type="float" office:value="0.012783">
            <text:p>0,0127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3">
            <text:p>2033</text:p>
          </table:table-cell>
          <table:table-cell office:value-type="float" office:value="0.013123">
            <text:p>0,013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4">
            <text:p>2034</text:p>
          </table:table-cell>
          <table:table-cell office:value-type="float" office:value="0.013443">
            <text:p>0,0134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5">
            <text:p>2035</text:p>
          </table:table-cell>
          <table:table-cell office:value-type="float" office:value="0.013831">
            <text:p>0,0138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6">
            <text:p>2036</text:p>
          </table:table-cell>
          <table:table-cell office:value-type="float" office:value="0.01412">
            <text:p>0,014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7">
            <text:p>2037</text:p>
          </table:table-cell>
          <table:table-cell office:value-type="float" office:value="0.014479">
            <text:p>0,0144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8">
            <text:p>2038</text:p>
          </table:table-cell>
          <table:table-cell office:value-type="float" office:value="0.015037">
            <text:p>0,015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9">
            <text:p>2039</text:p>
          </table:table-cell>
          <table:table-cell office:value-type="float" office:value="0.015601">
            <text:p>0,0156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0">
            <text:p>2040</text:p>
          </table:table-cell>
          <table:table-cell office:value-type="float" office:value="0.016055">
            <text:p>0,016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1">
            <text:p>2041</text:p>
          </table:table-cell>
          <table:table-cell office:value-type="float" office:value="0.016561">
            <text:p>0,0165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2">
            <text:p>2042</text:p>
          </table:table-cell>
          <table:table-cell office:value-type="float" office:value="0.016797">
            <text:p>0,0167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3">
            <text:p>2043</text:p>
          </table:table-cell>
          <table:table-cell office:value-type="float" office:value="0.01727">
            <text:p>0,017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4">
            <text:p>2044</text:p>
          </table:table-cell>
          <table:table-cell office:value-type="float" office:value="0.017452">
            <text:p>0,0174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5">
            <text:p>2045</text:p>
          </table:table-cell>
          <table:table-cell office:value-type="float" office:value="0.017753">
            <text:p>0,0177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6">
            <text:p>2046</text:p>
          </table:table-cell>
          <table:table-cell office:value-type="float" office:value="0.018004">
            <text:p>0,018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7">
            <text:p>2047</text:p>
          </table:table-cell>
          <table:table-cell office:value-type="float" office:value="0.018618">
            <text:p>0,0186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0.018892">
            <text:p>0,0188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9">
            <text:p>2049</text:p>
          </table:table-cell>
          <table:table-cell office:value-type="float" office:value="0.019308">
            <text:p>0,0193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0">
            <text:p>2050</text:p>
          </table:table-cell>
          <table:table-cell office:value-type="float" office:value="0.019576">
            <text:p>0,019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1">
            <text:p>2051</text:p>
          </table:table-cell>
          <table:table-cell office:value-type="float" office:value="0.019836">
            <text:p>0,0198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2">
            <text:p>2052</text:p>
          </table:table-cell>
          <table:table-cell office:value-type="float" office:value="0.020629">
            <text:p>0,0206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3">
            <text:p>2053</text:p>
          </table:table-cell>
          <table:table-cell office:value-type="float" office:value="0.02097">
            <text:p>0,02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4">
            <text:p>2054</text:p>
          </table:table-cell>
          <table:table-cell office:value-type="float" office:value="0.021503">
            <text:p>0,0215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5">
            <text:p>2055</text:p>
          </table:table-cell>
          <table:table-cell office:value-type="float" office:value="0.022259">
            <text:p>0,0222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6">
            <text:p>2056</text:p>
          </table:table-cell>
          <table:table-cell office:value-type="float" office:value="0.022891">
            <text:p>0,0228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7">
            <text:p>2057</text:p>
          </table:table-cell>
          <table:table-cell office:value-type="float" office:value="0.023323">
            <text:p>0,0233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8">
            <text:p>2058</text:p>
          </table:table-cell>
          <table:table-cell office:value-type="float" office:value="0.024002">
            <text:p>0,024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9">
            <text:p>2059</text:p>
          </table:table-cell>
          <table:table-cell office:value-type="float" office:value="0.02462">
            <text:p>0,024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0">
            <text:p>2060</text:p>
          </table:table-cell>
          <table:table-cell office:value-type="float" office:value="0.02523">
            <text:p>0,025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1">
            <text:p>2061</text:p>
          </table:table-cell>
          <table:table-cell office:value-type="float" office:value="0.026219">
            <text:p>0,0262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2">
            <text:p>2062</text:p>
          </table:table-cell>
          <table:table-cell office:value-type="float" office:value="0.026711">
            <text:p>0,0267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3">
            <text:p>2063</text:p>
          </table:table-cell>
          <table:table-cell office:value-type="float" office:value="0.027596">
            <text:p>0,0275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4">
            <text:p>2064</text:p>
          </table:table-cell>
          <table:table-cell office:value-type="float" office:value="0.028308">
            <text:p>0,0283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5">
            <text:p>2065</text:p>
          </table:table-cell>
          <table:table-cell office:value-type="float" office:value="0.029245">
            <text:p>0,0292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6">
            <text:p>2066</text:p>
          </table:table-cell>
          <table:table-cell office:value-type="float" office:value="0.029889">
            <text:p>0,029889</text:p>
          </table:table-cell>
          <table:table-cell table:number-columns-repeated="4"/>
        </table:table-row>
      </table:table>
      <table:table table:name="List4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 table:number-rows-repeated="8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>
            <text:p>lode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17">
            <text:p>2017</text:p>
          </table:table-cell>
          <table:table-cell office:value-type="float" office:value="1234">
            <text:p>1234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18">
            <text:p>2018</text:p>
          </table:table-cell>
          <table:table-cell office:value-type="float" office:value="1246">
            <text:p>1246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19">
            <text:p>2019</text:p>
          </table:table-cell>
          <table:table-cell office:value-type="float" office:value="1258">
            <text:p>1258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20">
            <text:p>2020</text:p>
          </table:table-cell>
          <table:table-cell office:value-type="float" office:value="1271">
            <text:p>1271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21">
            <text:p>2021</text:p>
          </table:table-cell>
          <table:table-cell office:value-type="float" office:value="1284">
            <text:p>1284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22">
            <text:p>2022</text:p>
          </table:table-cell>
          <table:table-cell office:value-type="float" office:value="1296">
            <text:p>1296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23">
            <text:p>2023</text:p>
          </table:table-cell>
          <table:table-cell office:value-type="float" office:value="1309">
            <text:p>1309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24">
            <text:p>2024</text:p>
          </table:table-cell>
          <table:table-cell office:value-type="float" office:value="4853">
            <text:p>4853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25">
            <text:p>2025</text:p>
          </table:table-cell>
          <table:table-cell office:value-type="float" office:value="4902">
            <text:p>4902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26">
            <text:p>2026</text:p>
          </table:table-cell>
          <table:table-cell office:value-type="float" office:value="4951">
            <text:p>4951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27">
            <text:p>2027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28">
            <text:p>2028</text:p>
          </table:table-cell>
          <table:table-cell office:value-type="float" office:value="5050">
            <text:p>5050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29">
            <text:p>2029</text:p>
          </table:table-cell>
          <table:table-cell office:value-type="float" office:value="5101">
            <text:p>5101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30">
            <text:p>2030</text:p>
          </table:table-cell>
          <table:table-cell office:value-type="float" office:value="5152">
            <text:p>5152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31">
            <text:p>2031</text:p>
          </table:table-cell>
          <table:table-cell office:value-type="float" office:value="5203">
            <text:p>5203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32">
            <text:p>2032</text:p>
          </table:table-cell>
          <table:table-cell office:value-type="float" office:value="5255">
            <text:p>525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33">
            <text:p>2033</text:p>
          </table:table-cell>
          <table:table-cell office:value-type="float" office:value="9360">
            <text:p>9360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34">
            <text:p>2034</text:p>
          </table:table-cell>
          <table:table-cell office:value-type="float" office:value="9455">
            <text:p>945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35">
            <text:p>2035</text:p>
          </table:table-cell>
          <table:table-cell office:value-type="float" office:value="9550">
            <text:p>9550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36">
            <text:p>2036</text:p>
          </table:table-cell>
          <table:table-cell office:value-type="float" office:value="9647">
            <text:p>9647</text:p>
          </table:table-cell>
          <table:table-cell table:number-columns-repeated="4"/>
          <table:table-cell>
            <draw:frame table:end-cell-address="List4.P51" table:end-x="2.084cm" table:end-y="0.416cm" draw:z-index="0" draw:style-name="gr1" draw:text-style-name="P1" svg:width="20.038cm" svg:height="10.228cm" svg:x="0.111cm" svg:y="0.433cm">
              <draw:object draw:notify-on-update-of-ranges="List4.B10:List4.B10 List4.B11:List4.B59 List4.C10:List4.C10 List4.C11:List4.C59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3">
          <table:table-cell/>
          <table:table-cell office:value-type="float" office:value="2037">
            <text:p>2037</text:p>
          </table:table-cell>
          <table:table-cell office:value-type="float" office:value="9744">
            <text:p>9744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38">
            <text:p>2038</text:p>
          </table:table-cell>
          <table:table-cell office:value-type="float" office:value="9843">
            <text:p>9843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39">
            <text:p>2039</text:p>
          </table:table-cell>
          <table:table-cell office:value-type="float" office:value="9943">
            <text:p>9943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40">
            <text:p>2040</text:p>
          </table:table-cell>
          <table:table-cell office:value-type="float" office:value="10043">
            <text:p>10043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41">
            <text:p>2041</text:p>
          </table:table-cell>
          <table:table-cell office:value-type="float" office:value="10145">
            <text:p>10145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42">
            <text:p>2042</text:p>
          </table:table-cell>
          <table:table-cell office:value-type="float" office:value="10248">
            <text:p>10248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43">
            <text:p>2043</text:p>
          </table:table-cell>
          <table:table-cell office:value-type="float" office:value="10352">
            <text:p>10352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44">
            <text:p>2044</text:p>
          </table:table-cell>
          <table:table-cell office:value-type="float" office:value="10457">
            <text:p>10457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45">
            <text:p>2045</text:p>
          </table:table-cell>
          <table:table-cell office:value-type="float" office:value="10563">
            <text:p>10563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46">
            <text:p>2046</text:p>
          </table:table-cell>
          <table:table-cell office:value-type="float" office:value="10670">
            <text:p>10670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47">
            <text:p>2047</text:p>
          </table:table-cell>
          <table:table-cell office:value-type="float" office:value="10778">
            <text:p>10778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48">
            <text:p>2048</text:p>
          </table:table-cell>
          <table:table-cell office:value-type="float" office:value="10888">
            <text:p>10888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49">
            <text:p>2049</text:p>
          </table:table-cell>
          <table:table-cell office:value-type="float" office:value="10998">
            <text:p>10998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50">
            <text:p>2050</text:p>
          </table:table-cell>
          <table:table-cell office:value-type="float" office:value="11110">
            <text:p>11110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51">
            <text:p>2051</text:p>
          </table:table-cell>
          <table:table-cell office:value-type="float" office:value="11223">
            <text:p>11223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52">
            <text:p>2052</text:p>
          </table:table-cell>
          <table:table-cell office:value-type="float" office:value="11336">
            <text:p>11336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53">
            <text:p>2053</text:p>
          </table:table-cell>
          <table:table-cell office:value-type="float" office:value="11452">
            <text:p>11452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54">
            <text:p>2054</text:p>
          </table:table-cell>
          <table:table-cell office:value-type="float" office:value="11568">
            <text:p>11568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55">
            <text:p>2055</text:p>
          </table:table-cell>
          <table:table-cell office:value-type="float" office:value="11686">
            <text:p>11686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56">
            <text:p>2056</text:p>
          </table:table-cell>
          <table:table-cell office:value-type="float" office:value="11804">
            <text:p>11804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57">
            <text:p>2057</text:p>
          </table:table-cell>
          <table:table-cell office:value-type="float" office:value="11924">
            <text:p>11924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58">
            <text:p>2058</text:p>
          </table:table-cell>
          <table:table-cell office:value-type="float" office:value="12046">
            <text:p>12046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59">
            <text:p>2059</text:p>
          </table:table-cell>
          <table:table-cell office:value-type="float" office:value="12168">
            <text:p>12168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60">
            <text:p>2060</text:p>
          </table:table-cell>
          <table:table-cell office:value-type="float" office:value="12292">
            <text:p>12292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61">
            <text:p>2061</text:p>
          </table:table-cell>
          <table:table-cell office:value-type="float" office:value="12417">
            <text:p>12417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62">
            <text:p>2062</text:p>
          </table:table-cell>
          <table:table-cell office:value-type="float" office:value="12544">
            <text:p>12544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63">
            <text:p>2063</text:p>
          </table:table-cell>
          <table:table-cell office:value-type="float" office:value="12671">
            <text:p>12671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64">
            <text:p>2064</text:p>
          </table:table-cell>
          <table:table-cell office:value-type="float" office:value="12800">
            <text:p>12800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65">
            <text:p>2065</text:p>
          </table:table-cell>
          <table:table-cell office:value-type="float" office:value="12931">
            <text:p>12931</text:p>
          </table:table-cell>
          <table:table-cell table:number-columns-repeated="5"/>
        </table:table-row>
        <table:table-row table:style-name="ro3">
          <table:table-cell/>
          <table:table-cell office:value-type="float" office:value="2066">
            <text:p>2066</text:p>
          </table:table-cell>
          <table:table-cell office:value-type="float" office:value="13063">
            <text:p>13063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 AMT" svg:font-family="'Cumberland AMT', Cumberland, 'Courier New', 'Nimbus Mono L', 'Luxi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4">14.01.2015</text:date>, <text:time>03:04:3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slunsky</meta:initial-creator>
    <meta:creation-date>2015-01-14T00:12:00.54</meta:creation-date>
    <dc:date>2015-01-14T03:04:34.28</dc:date>
    <dc:creator>tomas slunsky</dc:creator>
    <meta:editing-duration>PT29M3S</meta:editing-duration>
    <meta:editing-cycles>1</meta:editing-cycles>
    <meta:document-statistic meta:table-count="4" meta:cell-count="605" meta:object-count="5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667cm" svg:height="10.528cm" xlink:href=".." xlink:type="simple" chart:class="chart:line" chart:style-name="ch1">
        <chart:plot-area chart:style-name="ch2" table:cell-range-address="List1.A1:List1.B50" chart:data-source-has-labels="both" svg:x="1.414cm" svg:y="0.975cm" svg:width="18.427cm" svg:height="8.372cm">
          <chartooo:coordinate-region svg:x="2.364cm" svg:y="1.177cm" svg:width="17.094cm" svg:height="7.968cm"/>
          <chart:axis chart:dimension="x" chart:name="primary-x" chart:style-name="ch3" chartooo:axis-type="auto">
            <chartooo:date-scale/>
            <chart:title svg:x="10.22cm" svg:y="9.557cm" chart:style-name="ch4">
              <text:p>Roky</text:p>
            </chart:title>
            <chart:categories table:cell-range-address="List1.A2:List1.A50"/>
            <chart:grid chart:style-name="ch5" chart:class="major"/>
          </chart:axis>
          <chart:axis chart:dimension="y" chart:name="primary-y" chart:style-name="ch6">
            <chart:title svg:x="0.451cm" svg:y="5.737cm" chart:style-name="ch7">
              <text:p>Výdělky</text:p>
            </chart:title>
            <chart:grid chart:style-name="ch5" chart:class="major"/>
          </chart:axis>
          <chart:series chart:style-name="ch8" chart:values-cell-range-address="List1.B2:List1.B50" chart:label-cell-address="List1.B1:List1.B1" chart:class="chart:line"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8,7</text:p>
                <draw:g>
                  <svg:desc>List1.B1:List1.B1</svg:desc>
                </draw:g>
              </table:table-cell>
            </table:table-row>
          </table:table-header-rows>
          <table:table-rows>
            <table:table-row>
              <table:table-cell office:value-type="float" office:value="2018">
                <text:p>2020</text:p>
                <draw:g>
                  <svg:desc>List1.A2:List1.A50</svg:desc>
                </draw:g>
              </table:table-cell>
              <table:table-cell office:value-type="float" office:value="-8.7">
                <text:p>-8.7</text:p>
                <draw:g>
                  <svg:desc>List1.B2:List1.B50</svg:desc>
                </draw:g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-14.299999">
                <text:p>-14.299999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-14.299999">
                <text:p>-14.299999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-14.299999">
                <text:p>-14.299999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-14.299999">
                <text:p>-14.299999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-14.299999">
                <text:p>-14.299999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40.228203">
                <text:p>40.228203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42.4758">
                <text:p>42.4758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75.547874">
                <text:p>75.547874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78.894081">
                <text:p>78.894081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82.659134">
                <text:p>82.659134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84.815369">
                <text:p>84.815369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87.381638">
                <text:p>87.381638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91.172012">
                <text:p>91.172012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-40.05809">
                <text:p>-40.05809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119.884285">
                <text:p>119.884285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11.278486">
                <text:p>11.278486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132.673157">
                <text:p>132.673157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138.385208">
                <text:p>138.385208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145.12381">
                <text:p>145.12381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154.695374">
                <text:p>154.695374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-134.315292">
                <text:p>-134.315292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172.985535">
                <text:p>172.985535</text:p>
              </table:table-cell>
            </table:table-row>
            <table:table-row>
              <table:table-cell office:value-type="float" office:value="2041">
                <text:p>2040</text:p>
              </table:table-cell>
              <table:table-cell office:value-type="float" office:value="122.20771">
                <text:p>122.20771</text:p>
              </table:table-cell>
            </table:table-row>
            <table:table-row>
              <table:table-cell office:value-type="float" office:value="2042">
                <text:p>2040</text:p>
              </table:table-cell>
              <table:table-cell office:value-type="float" office:value="188.04538">
                <text:p>188.04538</text:p>
              </table:table-cell>
            </table:table-row>
            <table:table-row>
              <table:table-cell office:value-type="float" office:value="2043">
                <text:p>2040</text:p>
              </table:table-cell>
              <table:table-cell office:value-type="float" office:value="197.24202">
                <text:p>197.24202</text:p>
              </table:table-cell>
            </table:table-row>
            <table:table-row>
              <table:table-cell office:value-type="float" office:value="2044">
                <text:p>2040</text:p>
              </table:table-cell>
              <table:table-cell office:value-type="float" office:value="202.374741">
                <text:p>202.374741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209.345932">
                <text:p>209.345932</text:p>
              </table:table-cell>
            </table:table-row>
            <table:table-row>
              <table:table-cell office:value-type="float" office:value="2046">
                <text:p>2050</text:p>
              </table:table-cell>
              <table:table-cell office:value-type="float" office:value="215.68129">
                <text:p>215.68129</text:p>
              </table:table-cell>
            </table:table-row>
            <table:table-row>
              <table:table-cell office:value-type="float" office:value="2047">
                <text:p>2050</text:p>
              </table:table-cell>
              <table:table-cell office:value-type="float" office:value="227.536514">
                <text:p>227.53651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-381.552948">
                <text:p>-381.552948</text:p>
              </table:table-cell>
            </table:table-row>
            <table:table-row>
              <table:table-cell office:value-type="float" office:value="2049">
                <text:p>2050</text:p>
              </table:table-cell>
              <table:table-cell office:value-type="float" office:value="243.706192">
                <text:p>243.706192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50.819656">
                <text:p>250.819656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257.915497">
                <text:p>257.915497</text:p>
              </table:table-cell>
            </table:table-row>
            <table:table-row>
              <table:table-cell office:value-type="float" office:value="2052">
                <text:p>2050</text:p>
              </table:table-cell>
              <table:table-cell office:value-type="float" office:value="273.478271">
                <text:p>273.478271</text:p>
              </table:table-cell>
            </table:table-row>
            <table:table-row>
              <table:table-cell office:value-type="float" office:value="2053">
                <text:p>2050</text:p>
              </table:table-cell>
              <table:table-cell office:value-type="float" office:value="282.183319">
                <text:p>282.183319</text:p>
              </table:table-cell>
            </table:table-row>
            <table:table-row>
              <table:table-cell office:value-type="float" office:value="2054">
                <text:p>2050</text:p>
              </table:table-cell>
              <table:table-cell office:value-type="float" office:value="294.08783">
                <text:p>294.08783</text:p>
              </table:table-cell>
            </table:table-row>
            <table:table-row>
              <table:table-cell office:value-type="float" office:value="2055">
                <text:p>2060</text:p>
              </table:table-cell>
              <table:table-cell office:value-type="float" office:value="309.819122">
                <text:p>309.819122</text:p>
              </table:table-cell>
            </table:table-row>
            <table:table-row>
              <table:table-cell office:value-type="float" office:value="2056">
                <text:p>2060</text:p>
              </table:table-cell>
              <table:table-cell office:value-type="float" office:value="323.803955">
                <text:p>323.803955</text:p>
              </table:table-cell>
            </table:table-row>
            <table:table-row>
              <table:table-cell office:value-type="float" office:value="2057">
                <text:p>2060</text:p>
              </table:table-cell>
              <table:table-cell office:value-type="float" office:value="334.750153">
                <text:p>334.750153</text:p>
              </table:table-cell>
            </table:table-row>
            <table:table-row>
              <table:table-cell office:value-type="float" office:value="2058">
                <text:p>2060</text:p>
              </table:table-cell>
              <table:table-cell office:value-type="float" office:value="349.99765">
                <text:p>349.99765</text:p>
              </table:table-cell>
            </table:table-row>
            <table:table-row>
              <table:table-cell office:value-type="float" office:value="2059">
                <text:p>2060</text:p>
              </table:table-cell>
              <table:table-cell office:value-type="float" office:value="364.47934">
                <text:p>364.47934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379.101746">
                <text:p>379.101746</text:p>
              </table:table-cell>
            </table:table-row>
            <table:table-row>
              <table:table-cell office:value-type="float" office:value="2061">
                <text:p>2060</text:p>
              </table:table-cell>
              <table:table-cell office:value-type="float" office:value="400.469421">
                <text:p>400.469421</text:p>
              </table:table-cell>
            </table:table-row>
            <table:table-row>
              <table:table-cell office:value-type="float" office:value="2062">
                <text:p>2060</text:p>
              </table:table-cell>
              <table:table-cell office:value-type="float" office:value="413.622528">
                <text:p>413.622528</text:p>
              </table:table-cell>
            </table:table-row>
            <table:table-row>
              <table:table-cell office:value-type="float" office:value="2063">
                <text:p>2060</text:p>
              </table:table-cell>
              <table:table-cell office:value-type="float" office:value="433.885559">
                <text:p>433.885559</text:p>
              </table:table-cell>
            </table:table-row>
            <table:table-row>
              <table:table-cell office:value-type="float" office:value="2064">
                <text:p>2060</text:p>
              </table:table-cell>
              <table:table-cell office:value-type="float" office:value="451.451385">
                <text:p>451.451385</text:p>
              </table:table-cell>
            </table:table-row>
            <table:table-row>
              <table:table-cell office:value-type="float" office:value="2065">
                <text:p>2070</text:p>
              </table:table-cell>
              <table:table-cell office:value-type="float" office:value="473.350677">
                <text:p>473.350677</text:p>
              </table:table-cell>
            </table:table-row>
            <table:table-row>
              <table:table-cell office:value-type="float" office:value="2066">
                <text:p>2070</text:p>
              </table:table-cell>
              <table:table-cell office:value-type="float" office:value="490.348297">
                <text:p>490.3482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List2.A1:List2.B50" chart:data-source-has-labels="both" svg:x="1.321cm" svg:y="0.855cm" svg:width="14.039cm" svg:height="6.994cm">
          <chartooo:coordinate-region svg:x="1.953cm" svg:y="1.057cm" svg:width="13.024cm" svg:height="5.735cm"/>
          <chart:axis chart:dimension="x" chart:name="primary-x" chart:style-name="ch3" chartooo:axis-type="auto">
            <chartooo:date-scale/>
            <chart:title svg:x="7.933cm" svg:y="8.029cm" chart:style-name="ch4">
              <text:p>Roky</text:p>
            </chart:title>
            <chart:categories table:cell-range-address="List2.A2:List2.A50"/>
          </chart:axis>
          <chart:axis chart:dimension="y" chart:name="primary-y" chart:style-name="ch3">
            <chart:title svg:x="0.451cm" svg:y="5.891cm" chart:style-name="ch5">
              <text:p>Přeprava (milonů tun)</text:p>
            </chart:title>
            <chart:grid chart:style-name="ch6" chart:class="major"/>
          </chart:axis>
          <chart:series chart:style-name="ch7" chart:values-cell-range-address="List2.B2:List2.B50" chart:label-cell-address="List2.B1:List2.B1" chart:class="chart:line"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,93746</text:p>
                <draw:g>
                  <svg:desc>List2.B1:List2.B1</svg:desc>
                </draw:g>
              </table:table-cell>
            </table:table-row>
          </table:table-header-rows>
          <table:table-rows>
            <table:table-row>
              <table:table-cell office:value-type="float" office:value="2018">
                <text:p>2020</text:p>
                <draw:g>
                  <svg:desc>List2.A2:List2.A50</svg:desc>
                </draw:g>
              </table:table-cell>
              <table:table-cell office:value-type="float" office:value="4.986405">
                <text:p>4.986405</text:p>
                <draw:g>
                  <svg:desc>List2.B2:List2.B50</svg:desc>
                </draw:g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5.035839">
                <text:p>5.035839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5.085767">
                <text:p>5.085767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5.136194">
                <text:p>5.136194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5.187126">
                <text:p>5.187126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5.238567">
                <text:p>5.238567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19.413942">
                <text:p>19.413942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19.608082">
                <text:p>19.608082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19.804161">
                <text:p>19.804161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20.002201">
                <text:p>20.002201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20.202223">
                <text:p>20.202223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20.404245">
                <text:p>20.404245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20.608288">
                <text:p>20.608288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20.814367">
                <text:p>20.814367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21.022512">
                <text:p>21.022512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37.441525">
                <text:p>37.441525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37.820206">
                <text:p>37.820206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38.202801">
                <text:p>38.202801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38.589348">
                <text:p>38.589348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38.979893">
                <text:p>38.979893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39.374481">
                <text:p>39.374481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39.773148">
                <text:p>39.773148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40.175941">
                <text:p>40.175941</text:p>
              </table:table-cell>
            </table:table-row>
            <table:table-row>
              <table:table-cell office:value-type="float" office:value="2041">
                <text:p>2040</text:p>
              </table:table-cell>
              <table:table-cell office:value-type="float" office:value="40.58292">
                <text:p>40.58292</text:p>
              </table:table-cell>
            </table:table-row>
            <table:table-row>
              <table:table-cell office:value-type="float" office:value="2042">
                <text:p>2040</text:p>
              </table:table-cell>
              <table:table-cell office:value-type="float" office:value="40.994095">
                <text:p>40.994095</text:p>
              </table:table-cell>
            </table:table-row>
            <table:table-row>
              <table:table-cell office:value-type="float" office:value="2043">
                <text:p>2040</text:p>
              </table:table-cell>
              <table:table-cell office:value-type="float" office:value="41.409546">
                <text:p>41.409546</text:p>
              </table:table-cell>
            </table:table-row>
            <table:table-row>
              <table:table-cell office:value-type="float" office:value="2044">
                <text:p>2040</text:p>
              </table:table-cell>
              <table:table-cell office:value-type="float" office:value="41.829288">
                <text:p>41.829288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42.253391">
                <text:p>42.253391</text:p>
              </table:table-cell>
            </table:table-row>
            <table:table-row>
              <table:table-cell office:value-type="float" office:value="2046">
                <text:p>2050</text:p>
              </table:table-cell>
              <table:table-cell office:value-type="float" office:value="42.681892">
                <text:p>42.681892</text:p>
              </table:table-cell>
            </table:table-row>
            <table:table-row>
              <table:table-cell office:value-type="float" office:value="2047">
                <text:p>2050</text:p>
              </table:table-cell>
              <table:table-cell office:value-type="float" office:value="43.114838">
                <text:p>43.11483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3.552277">
                <text:p>43.552277</text:p>
              </table:table-cell>
            </table:table-row>
            <table:table-row>
              <table:table-cell office:value-type="float" office:value="2049">
                <text:p>2050</text:p>
              </table:table-cell>
              <table:table-cell office:value-type="float" office:value="43.994251">
                <text:p>43.994251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44.440826">
                <text:p>44.440826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44.892044">
                <text:p>44.892044</text:p>
              </table:table-cell>
            </table:table-row>
            <table:table-row>
              <table:table-cell office:value-type="float" office:value="2052">
                <text:p>2050</text:p>
              </table:table-cell>
              <table:table-cell office:value-type="float" office:value="45.347942">
                <text:p>45.347942</text:p>
              </table:table-cell>
            </table:table-row>
            <table:table-row>
              <table:table-cell office:value-type="float" office:value="2053">
                <text:p>2050</text:p>
              </table:table-cell>
              <table:table-cell office:value-type="float" office:value="45.808582">
                <text:p>45.808582</text:p>
              </table:table-cell>
            </table:table-row>
            <table:table-row>
              <table:table-cell office:value-type="float" office:value="2054">
                <text:p>2050</text:p>
              </table:table-cell>
              <table:table-cell office:value-type="float" office:value="46.27401">
                <text:p>46.27401</text:p>
              </table:table-cell>
            </table:table-row>
            <table:table-row>
              <table:table-cell office:value-type="float" office:value="2055">
                <text:p>2060</text:p>
              </table:table-cell>
              <table:table-cell office:value-type="float" office:value="46.744289">
                <text:p>46.744289</text:p>
              </table:table-cell>
            </table:table-row>
            <table:table-row>
              <table:table-cell office:value-type="float" office:value="2056">
                <text:p>2060</text:p>
              </table:table-cell>
              <table:table-cell office:value-type="float" office:value="47.219463">
                <text:p>47.219463</text:p>
              </table:table-cell>
            </table:table-row>
            <table:table-row>
              <table:table-cell office:value-type="float" office:value="2057">
                <text:p>2060</text:p>
              </table:table-cell>
              <table:table-cell office:value-type="float" office:value="47.699589">
                <text:p>47.699589</text:p>
              </table:table-cell>
            </table:table-row>
            <table:table-row>
              <table:table-cell office:value-type="float" office:value="2058">
                <text:p>2060</text:p>
              </table:table-cell>
              <table:table-cell office:value-type="float" office:value="48.184704">
                <text:p>48.184704</text:p>
              </table:table-cell>
            </table:table-row>
            <table:table-row>
              <table:table-cell office:value-type="float" office:value="2059">
                <text:p>2060</text:p>
              </table:table-cell>
              <table:table-cell office:value-type="float" office:value="48.674885">
                <text:p>48.674885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49.17017">
                <text:p>49.17017</text:p>
              </table:table-cell>
            </table:table-row>
            <table:table-row>
              <table:table-cell office:value-type="float" office:value="2061">
                <text:p>2060</text:p>
              </table:table-cell>
              <table:table-cell office:value-type="float" office:value="49.67062">
                <text:p>49.67062</text:p>
              </table:table-cell>
            </table:table-row>
            <table:table-row>
              <table:table-cell office:value-type="float" office:value="2062">
                <text:p>2060</text:p>
              </table:table-cell>
              <table:table-cell office:value-type="float" office:value="50.176292">
                <text:p>50.176292</text:p>
              </table:table-cell>
            </table:table-row>
            <table:table-row>
              <table:table-cell office:value-type="float" office:value="2063">
                <text:p>2060</text:p>
              </table:table-cell>
              <table:table-cell office:value-type="float" office:value="50.687252">
                <text:p>50.687252</text:p>
              </table:table-cell>
            </table:table-row>
            <table:table-row>
              <table:table-cell office:value-type="float" office:value="2064">
                <text:p>2060</text:p>
              </table:table-cell>
              <table:table-cell office:value-type="float" office:value="51.203537">
                <text:p>51.203537</text:p>
              </table:table-cell>
            </table:table-row>
            <table:table-row>
              <table:table-cell office:value-type="float" office:value="2065">
                <text:p>2070</text:p>
              </table:table-cell>
              <table:table-cell office:value-type="float" office:value="51.725216">
                <text:p>51.725216</text:p>
              </table:table-cell>
            </table:table-row>
            <table:table-row>
              <table:table-cell office:value-type="float" office:value="2066">
                <text:p>2070</text:p>
              </table:table-cell>
              <table:table-cell office:value-type="float" office:value="52.252342">
                <text:p>52.2523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86cm" svg:height="10.495cm" xlink:href=".." xlink:type="simple" chart:class="chart:line" chart:column-mapping="0 1" chart:style-name="ch1">
        <chart:legend chart:legend-position="end" svg:x="18.016cm" svg:y="4.441cm" style:legend-expansion="high" chart:style-name="ch2"/>
        <chart:plot-area chart:style-name="ch3" table:cell-range-address="List2.B61:List2.B110 List2.C60:List2.E60 List2.C62:List2.E110" chart:data-source-has-labels="both" svg:x="1.404cm" svg:y="0.971cm" svg:width="15.806cm" svg:height="8.344cm">
          <chartooo:coordinate-region svg:x="2.036cm" svg:y="1.173cm" svg:width="14.791cm" svg:height="7.085cm"/>
          <chart:axis chart:dimension="x" chart:name="primary-x" chart:style-name="ch4" chartooo:axis-type="auto">
            <chartooo:date-scale/>
            <chart:title svg:x="8.9cm" svg:y="9.524cm" chart:style-name="ch5">
              <text:p>Roky</text:p>
            </chart:title>
            <chart:categories table:cell-range-address="List2.B62:List2.B110"/>
          </chart:axis>
          <chart:axis chart:dimension="y" chart:name="primary-y" chart:style-name="ch4">
            <chart:title svg:x="0.451cm" svg:y="8.312cm" chart:style-name="ch6">
              <text:p>Přeprava na jednotlivých větvých (miliony tun)</text:p>
            </chart:title>
            <chart:grid chart:style-name="ch7" chart:class="major"/>
          </chart:axis>
          <chart:series chart:style-name="ch8" chart:values-cell-range-address="List2.C62:List2.C110" chart:label-cell-address="List2.C60:List2.C60" chart:class="chart:line">
            <chart:data-point chart:repeated="49"/>
          </chart:series>
          <chart:series chart:style-name="ch9" chart:values-cell-range-address="List2.D62:List2.D110" chart:label-cell-address="List2.D60:List2.D60" chart:class="chart:line">
            <chart:data-point chart:repeated="49"/>
          </chart:series>
          <chart:series chart:style-name="ch10" chart:values-cell-range-address="List2.E62:List2.E110" chart:label-cell-address="List2.E60:List2.E60" chart:class="chart:line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naj</text:p>
                <draw:g>
                  <svg:desc>List2.C60:List2.C60</svg:desc>
                </draw:g>
              </table:table-cell>
              <table:table-cell office:value-type="string">
                <text:p>odra</text:p>
                <draw:g>
                  <svg:desc>List2.D60:List2.D60</svg:desc>
                </draw:g>
              </table:table-cell>
              <table:table-cell office:value-type="string">
                <text:p>labe</text:p>
                <draw:g>
                  <svg:desc>List2.E60:List2.E60</svg:desc>
                </draw:g>
              </table:table-cell>
            </table:table-row>
          </table:table-header-rows>
          <table:table-rows>
            <table:table-row>
              <table:table-cell office:value-type="float" office:value="2018">
                <text:p>2020</text:p>
                <draw:g>
                  <svg:desc>List2.B62:List2.B110</svg:desc>
                </draw:g>
              </table:table-cell>
              <table:table-cell office:value-type="float" office:value="4.986405">
                <text:p>4.986405</text:p>
                <draw:g>
                  <svg:desc>List2.C62:List2.C110</svg:desc>
                </draw:g>
              </table:table-cell>
              <table:table-cell office:value-type="float" office:value="0">
                <text:p>0</text:p>
                <draw:g>
                  <svg:desc>List2.D62:List2.D110</svg:desc>
                </draw:g>
              </table:table-cell>
              <table:table-cell office:value-type="float" office:value="0">
                <text:p>0</text:p>
                <draw:g>
                  <svg:desc>List2.E62:List2.E110</svg:desc>
                </draw:g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5.035839">
                <text:p>5.035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5.085767">
                <text:p>5.0857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5.136194">
                <text:p>5.136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5.187126">
                <text:p>5.187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5.238567">
                <text:p>5.238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22.017721">
                <text:p>22.017721</text:p>
              </table:table-cell>
              <table:table-cell office:value-type="float" office:value="15.882858">
                <text:p>15.882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22.2379">
                <text:p>22.2379</text:p>
              </table:table-cell>
              <table:table-cell office:value-type="float" office:value="16.041687">
                <text:p>16.04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22.460279">
                <text:p>22.460279</text:p>
              </table:table-cell>
              <table:table-cell office:value-type="float" office:value="16.202101">
                <text:p>16.202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22.684877">
                <text:p>22.684877</text:p>
              </table:table-cell>
              <table:table-cell office:value-type="float" office:value="16.364122">
                <text:p>16.364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22.911728">
                <text:p>22.911728</text:p>
              </table:table-cell>
              <table:table-cell office:value-type="float" office:value="16.527763">
                <text:p>16.527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23.140844">
                <text:p>23.140844</text:p>
              </table:table-cell>
              <table:table-cell office:value-type="float" office:value="16.693043">
                <text:p>16.693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23.372253">
                <text:p>23.372253</text:p>
              </table:table-cell>
              <table:table-cell office:value-type="float" office:value="16.859972">
                <text:p>16.859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23.605974">
                <text:p>23.605974</text:p>
              </table:table-cell>
              <table:table-cell office:value-type="float" office:value="17.028572">
                <text:p>17.028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23.842031">
                <text:p>23.842031</text:p>
              </table:table-cell>
              <table:table-cell office:value-type="float" office:value="17.198854">
                <text:p>17.198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35.216591">
                <text:p>35.216591</text:p>
              </table:table-cell>
              <table:table-cell office:value-type="float" office:value="17.370846">
                <text:p>17.370846</text:p>
              </table:table-cell>
              <table:table-cell office:value-type="float" office:value="11.765591">
                <text:p>11.765591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35.573025">
                <text:p>35.573025</text:p>
              </table:table-cell>
              <table:table-cell office:value-type="float" office:value="17.544554">
                <text:p>17.544554</text:p>
              </table:table-cell>
              <table:table-cell office:value-type="float" office:value="11.887513">
                <text:p>11.887513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35.933144">
                <text:p>35.933144</text:p>
              </table:table-cell>
              <table:table-cell office:value-type="float" office:value="17.719997">
                <text:p>17.719997</text:p>
              </table:table-cell>
              <table:table-cell office:value-type="float" office:value="12.010779">
                <text:p>12.010779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36.296997">
                <text:p>36.296997</text:p>
              </table:table-cell>
              <table:table-cell office:value-type="float" office:value="17.8972">
                <text:p>17.8972</text:p>
              </table:table-cell>
              <table:table-cell office:value-type="float" office:value="12.135409">
                <text:p>12.135409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36.664619">
                <text:p>36.664619</text:p>
              </table:table-cell>
              <table:table-cell office:value-type="float" office:value="18.076172">
                <text:p>18.076172</text:p>
              </table:table-cell>
              <table:table-cell office:value-type="float" office:value="12.261414">
                <text:p>12.261414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37.036049">
                <text:p>37.036049</text:p>
              </table:table-cell>
              <table:table-cell office:value-type="float" office:value="18.256933">
                <text:p>18.256933</text:p>
              </table:table-cell>
              <table:table-cell office:value-type="float" office:value="12.388815">
                <text:p>12.388815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37.411335">
                <text:p>37.411335</text:p>
              </table:table-cell>
              <table:table-cell office:value-type="float" office:value="18.439503">
                <text:p>18.439503</text:p>
              </table:table-cell>
              <table:table-cell office:value-type="float" office:value="12.517632">
                <text:p>12.517632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37.790512">
                <text:p>37.790512</text:p>
              </table:table-cell>
              <table:table-cell office:value-type="float" office:value="18.623894">
                <text:p>18.623894</text:p>
              </table:table-cell>
              <table:table-cell office:value-type="float" office:value="12.647873">
                <text:p>12.647873</text:p>
              </table:table-cell>
            </table:table-row>
            <table:table-row>
              <table:table-cell office:value-type="float" office:value="2041">
                <text:p>2040</text:p>
              </table:table-cell>
              <table:table-cell office:value-type="float" office:value="38.17363">
                <text:p>38.17363</text:p>
              </table:table-cell>
              <table:table-cell office:value-type="float" office:value="18.810137">
                <text:p>18.810137</text:p>
              </table:table-cell>
              <table:table-cell office:value-type="float" office:value="12.779559">
                <text:p>12.779559</text:p>
              </table:table-cell>
            </table:table-row>
            <table:table-row>
              <table:table-cell office:value-type="float" office:value="2042">
                <text:p>2040</text:p>
              </table:table-cell>
              <table:table-cell office:value-type="float" office:value="38.560715">
                <text:p>38.560715</text:p>
              </table:table-cell>
              <table:table-cell office:value-type="float" office:value="18.998232">
                <text:p>18.998232</text:p>
              </table:table-cell>
              <table:table-cell office:value-type="float" office:value="12.912706">
                <text:p>12.912706</text:p>
              </table:table-cell>
            </table:table-row>
            <table:table-row>
              <table:table-cell office:value-type="float" office:value="2043">
                <text:p>2040</text:p>
              </table:table-cell>
              <table:table-cell office:value-type="float" office:value="38.951828">
                <text:p>38.951828</text:p>
              </table:table-cell>
              <table:table-cell office:value-type="float" office:value="19.188217">
                <text:p>19.188217</text:p>
              </table:table-cell>
              <table:table-cell office:value-type="float" office:value="13.047337">
                <text:p>13.047337</text:p>
              </table:table-cell>
            </table:table-row>
            <table:table-row>
              <table:table-cell office:value-type="float" office:value="2044">
                <text:p>2040</text:p>
              </table:table-cell>
              <table:table-cell office:value-type="float" office:value="39.346996">
                <text:p>39.346996</text:p>
              </table:table-cell>
              <table:table-cell office:value-type="float" office:value="19.380102">
                <text:p>19.380102</text:p>
              </table:table-cell>
              <table:table-cell office:value-type="float" office:value="13.183462">
                <text:p>13.183462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39.746281">
                <text:p>39.746281</text:p>
              </table:table-cell>
              <table:table-cell office:value-type="float" office:value="19.573902">
                <text:p>19.573902</text:p>
              </table:table-cell>
              <table:table-cell office:value-type="float" office:value="13.321107">
                <text:p>13.321107</text:p>
              </table:table-cell>
            </table:table-row>
            <table:table-row>
              <table:table-cell office:value-type="float" office:value="2046">
                <text:p>2050</text:p>
              </table:table-cell>
              <table:table-cell office:value-type="float" office:value="40.149704">
                <text:p>40.149704</text:p>
              </table:table-cell>
              <table:table-cell office:value-type="float" office:value="19.76964">
                <text:p>19.76964</text:p>
              </table:table-cell>
              <table:table-cell office:value-type="float" office:value="13.460283">
                <text:p>13.460283</text:p>
              </table:table-cell>
            </table:table-row>
            <table:table-row>
              <table:table-cell office:value-type="float" office:value="2047">
                <text:p>2050</text:p>
              </table:table-cell>
              <table:table-cell office:value-type="float" office:value="40.557331">
                <text:p>40.557331</text:p>
              </table:table-cell>
              <table:table-cell office:value-type="float" office:value="19.967333">
                <text:p>19.967333</text:p>
              </table:table-cell>
              <table:table-cell office:value-type="float" office:value="13.601015">
                <text:p>13.60101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0.969193">
                <text:p>40.969193</text:p>
              </table:table-cell>
              <table:table-cell office:value-type="float" office:value="20.167006">
                <text:p>20.167006</text:p>
              </table:table-cell>
              <table:table-cell office:value-type="float" office:value="13.743314">
                <text:p>13.743314</text:p>
              </table:table-cell>
            </table:table-row>
            <table:table-row>
              <table:table-cell office:value-type="float" office:value="2049">
                <text:p>2050</text:p>
              </table:table-cell>
              <table:table-cell office:value-type="float" office:value="41.385342">
                <text:p>41.385342</text:p>
              </table:table-cell>
              <table:table-cell office:value-type="float" office:value="20.368681">
                <text:p>20.368681</text:p>
              </table:table-cell>
              <table:table-cell office:value-type="float" office:value="13.887207">
                <text:p>13.887207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41.80582">
                <text:p>41.80582</text:p>
              </table:table-cell>
              <table:table-cell office:value-type="float" office:value="20.572363">
                <text:p>20.572363</text:p>
              </table:table-cell>
              <table:table-cell office:value-type="float" office:value="14.032708">
                <text:p>14.032708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42.23069">
                <text:p>42.23069</text:p>
              </table:table-cell>
              <table:table-cell office:value-type="float" office:value="20.77809">
                <text:p>20.77809</text:p>
              </table:table-cell>
              <table:table-cell office:value-type="float" office:value="14.179837">
                <text:p>14.179837</text:p>
              </table:table-cell>
            </table:table-row>
            <table:table-row>
              <table:table-cell office:value-type="float" office:value="2052">
                <text:p>2050</text:p>
              </table:table-cell>
              <table:table-cell office:value-type="float" office:value="42.659977">
                <text:p>42.659977</text:p>
              </table:table-cell>
              <table:table-cell office:value-type="float" office:value="20.985872">
                <text:p>20.985872</text:p>
              </table:table-cell>
              <table:table-cell office:value-type="float" office:value="14.328618">
                <text:p>14.328618</text:p>
              </table:table-cell>
            </table:table-row>
            <table:table-row>
              <table:table-cell office:value-type="float" office:value="2053">
                <text:p>2050</text:p>
              </table:table-cell>
              <table:table-cell office:value-type="float" office:value="43.093739">
                <text:p>43.093739</text:p>
              </table:table-cell>
              <table:table-cell office:value-type="float" office:value="21.19573">
                <text:p>21.19573</text:p>
              </table:table-cell>
              <table:table-cell office:value-type="float" office:value="14.479069">
                <text:p>14.479069</text:p>
              </table:table-cell>
            </table:table-row>
            <table:table-row>
              <table:table-cell office:value-type="float" office:value="2054">
                <text:p>2050</text:p>
              </table:table-cell>
              <table:table-cell office:value-type="float" office:value="43.532017">
                <text:p>43.532017</text:p>
              </table:table-cell>
              <table:table-cell office:value-type="float" office:value="21.407686">
                <text:p>21.407686</text:p>
              </table:table-cell>
              <table:table-cell office:value-type="float" office:value="14.631207">
                <text:p>14.631207</text:p>
              </table:table-cell>
            </table:table-row>
            <table:table-row>
              <table:table-cell office:value-type="float" office:value="2055">
                <text:p>2060</text:p>
              </table:table-cell>
              <table:table-cell office:value-type="float" office:value="43.974876">
                <text:p>43.974876</text:p>
              </table:table-cell>
              <table:table-cell office:value-type="float" office:value="21.621763">
                <text:p>21.621763</text:p>
              </table:table-cell>
              <table:table-cell office:value-type="float" office:value="14.785055">
                <text:p>14.785055</text:p>
              </table:table-cell>
            </table:table-row>
            <table:table-row>
              <table:table-cell office:value-type="float" office:value="2056">
                <text:p>2060</text:p>
              </table:table-cell>
              <table:table-cell office:value-type="float" office:value="44.422356">
                <text:p>44.422356</text:p>
              </table:table-cell>
              <table:table-cell office:value-type="float" office:value="21.837978">
                <text:p>21.837978</text:p>
              </table:table-cell>
              <table:table-cell office:value-type="float" office:value="14.940636">
                <text:p>14.940636</text:p>
              </table:table-cell>
            </table:table-row>
            <table:table-row>
              <table:table-cell office:value-type="float" office:value="2057">
                <text:p>2060</text:p>
              </table:table-cell>
              <table:table-cell office:value-type="float" office:value="44.874516">
                <text:p>44.874516</text:p>
              </table:table-cell>
              <table:table-cell office:value-type="float" office:value="22.05636">
                <text:p>22.05636</text:p>
              </table:table-cell>
              <table:table-cell office:value-type="float" office:value="15.097965">
                <text:p>15.097965</text:p>
              </table:table-cell>
            </table:table-row>
            <table:table-row>
              <table:table-cell office:value-type="float" office:value="2058">
                <text:p>2060</text:p>
              </table:table-cell>
              <table:table-cell office:value-type="float" office:value="45.331375">
                <text:p>45.331375</text:p>
              </table:table-cell>
              <table:table-cell office:value-type="float" office:value="22.276922">
                <text:p>22.276922</text:p>
              </table:table-cell>
              <table:table-cell office:value-type="float" office:value="15.257071">
                <text:p>15.257071</text:p>
              </table:table-cell>
            </table:table-row>
            <table:table-row>
              <table:table-cell office:value-type="float" office:value="2059">
                <text:p>2060</text:p>
              </table:table-cell>
              <table:table-cell office:value-type="float" office:value="45.793022">
                <text:p>45.793022</text:p>
              </table:table-cell>
              <table:table-cell office:value-type="float" office:value="22.499691">
                <text:p>22.499691</text:p>
              </table:table-cell>
              <table:table-cell office:value-type="float" office:value="15.417972">
                <text:p>15.417972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46.259487">
                <text:p>46.259487</text:p>
              </table:table-cell>
              <table:table-cell office:value-type="float" office:value="22.724686">
                <text:p>22.724686</text:p>
              </table:table-cell>
              <table:table-cell office:value-type="float" office:value="15.580691">
                <text:p>15.580691</text:p>
              </table:table-cell>
            </table:table-row>
            <table:table-row>
              <table:table-cell office:value-type="float" office:value="2061">
                <text:p>2060</text:p>
              </table:table-cell>
              <table:table-cell office:value-type="float" office:value="46.730835">
                <text:p>46.730835</text:p>
              </table:table-cell>
              <table:table-cell office:value-type="float" office:value="22.951931">
                <text:p>22.951931</text:p>
              </table:table-cell>
              <table:table-cell office:value-type="float" office:value="15.745248">
                <text:p>15.745248</text:p>
              </table:table-cell>
            </table:table-row>
            <table:table-row>
              <table:table-cell office:value-type="float" office:value="2062">
                <text:p>2060</text:p>
              </table:table-cell>
              <table:table-cell office:value-type="float" office:value="47.207108">
                <text:p>47.207108</text:p>
              </table:table-cell>
              <table:table-cell office:value-type="float" office:value="23.181456">
                <text:p>23.181456</text:p>
              </table:table-cell>
              <table:table-cell office:value-type="float" office:value="15.911668">
                <text:p>15.911668</text:p>
              </table:table-cell>
            </table:table-row>
            <table:table-row>
              <table:table-cell office:value-type="float" office:value="2063">
                <text:p>2060</text:p>
              </table:table-cell>
              <table:table-cell office:value-type="float" office:value="47.688374">
                <text:p>47.688374</text:p>
              </table:table-cell>
              <table:table-cell office:value-type="float" office:value="23.413271">
                <text:p>23.413271</text:p>
              </table:table-cell>
              <table:table-cell office:value-type="float" office:value="16.079977">
                <text:p>16.079977</text:p>
              </table:table-cell>
            </table:table-row>
            <table:table-row>
              <table:table-cell office:value-type="float" office:value="2064">
                <text:p>2060</text:p>
              </table:table-cell>
              <table:table-cell office:value-type="float" office:value="48.174675">
                <text:p>48.174675</text:p>
              </table:table-cell>
              <table:table-cell office:value-type="float" office:value="23.647396">
                <text:p>23.647396</text:p>
              </table:table-cell>
              <table:table-cell office:value-type="float" office:value="16.250187">
                <text:p>16.250187</text:p>
              </table:table-cell>
            </table:table-row>
            <table:table-row>
              <table:table-cell office:value-type="float" office:value="2065">
                <text:p>2070</text:p>
              </table:table-cell>
              <table:table-cell office:value-type="float" office:value="48.666065">
                <text:p>48.666065</text:p>
              </table:table-cell>
              <table:table-cell office:value-type="float" office:value="23.883875">
                <text:p>23.883875</text:p>
              </table:table-cell>
              <table:table-cell office:value-type="float" office:value="16.422335">
                <text:p>16.422335</text:p>
              </table:table-cell>
            </table:table-row>
            <table:table-row>
              <table:table-cell office:value-type="float" office:value="2066">
                <text:p>2070</text:p>
              </table:table-cell>
              <table:table-cell office:value-type="float" office:value="49.162598">
                <text:p>49.162598</text:p>
              </table:table-cell>
              <table:table-cell office:value-type="float" office:value="24.122711">
                <text:p>24.122711</text:p>
              </table:table-cell>
              <table:table-cell office:value-type="float" office:value="16.596439">
                <text:p>16.5964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List3.B6:List3.C55" chart:data-source-has-labels="both" svg:x="1.321cm" svg:y="0.855cm" svg:width="14.039cm" svg:height="6.994cm">
          <chartooo:coordinate-region svg:x="2.44cm" svg:y="1.057cm" svg:width="12.537cm" svg:height="5.735cm"/>
          <chart:axis chart:dimension="x" chart:name="primary-x" chart:style-name="ch3" chartooo:axis-type="auto">
            <chartooo:date-scale/>
            <chart:title svg:x="7.933cm" svg:y="8.029cm" chart:style-name="ch4">
              <text:p>Roky</text:p>
            </chart:title>
            <chart:categories table:cell-range-address="List3.B7:List3.B55"/>
          </chart:axis>
          <chart:axis chart:dimension="y" chart:name="primary-y" chart:style-name="ch3">
            <chart:title svg:x="0.451cm" svg:y="5.563cm" chart:style-name="ch5">
              <text:p>Mýto (dle inflace)</text:p>
            </chart:title>
            <chart:grid chart:style-name="ch6" chart:class="major"/>
          </chart:axis>
          <chart:series chart:style-name="ch7" chart:values-cell-range-address="List3.C7:List3.C55" chart:label-cell-address="List3.C6:List3.C6" chart:class="chart:line"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List3.C6:List3.C6</svg:desc>
                </draw:g>
              </table:table-cell>
            </table:table-row>
          </table:table-header-rows>
          <table:table-rows>
            <table:table-row>
              <table:table-cell office:value-type="float" office:value="2018">
                <text:p>2020</text:p>
                <draw:g>
                  <svg:desc>List3.B7:List3.B55</svg:desc>
                </draw:g>
              </table:table-cell>
              <table:table-cell office:value-type="float" office:value="0">
                <text:p>0</text:p>
                <draw:g>
                  <svg:desc>List3.C7:List3.C55</svg:desc>
                </draw:g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0.010352">
                <text:p>0.010352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0.010578">
                <text:p>0.010578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0.010932">
                <text:p>0.010932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0.011304">
                <text:p>0.011304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0.011726">
                <text:p>0.011726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0.011912">
                <text:p>0.011912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0.012151">
                <text:p>0.012151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0.012553">
                <text:p>0.012553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0.012783">
                <text:p>0.012783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0.013123">
                <text:p>0.013123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0.013443">
                <text:p>0.013443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0.013831">
                <text:p>0.013831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0.01412">
                <text:p>0.01412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0.014479">
                <text:p>0.014479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0.015037">
                <text:p>0.015037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0.015601">
                <text:p>0.015601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0.016055">
                <text:p>0.016055</text:p>
              </table:table-cell>
            </table:table-row>
            <table:table-row>
              <table:table-cell office:value-type="float" office:value="2041">
                <text:p>2040</text:p>
              </table:table-cell>
              <table:table-cell office:value-type="float" office:value="0.016561">
                <text:p>0.016561</text:p>
              </table:table-cell>
            </table:table-row>
            <table:table-row>
              <table:table-cell office:value-type="float" office:value="2042">
                <text:p>2040</text:p>
              </table:table-cell>
              <table:table-cell office:value-type="float" office:value="0.016797">
                <text:p>0.016797</text:p>
              </table:table-cell>
            </table:table-row>
            <table:table-row>
              <table:table-cell office:value-type="float" office:value="2043">
                <text:p>2040</text:p>
              </table:table-cell>
              <table:table-cell office:value-type="float" office:value="0.01727">
                <text:p>0.01727</text:p>
              </table:table-cell>
            </table:table-row>
            <table:table-row>
              <table:table-cell office:value-type="float" office:value="2044">
                <text:p>2040</text:p>
              </table:table-cell>
              <table:table-cell office:value-type="float" office:value="0.017452">
                <text:p>0.017452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0.017753">
                <text:p>0.017753</text:p>
              </table:table-cell>
            </table:table-row>
            <table:table-row>
              <table:table-cell office:value-type="float" office:value="2046">
                <text:p>2050</text:p>
              </table:table-cell>
              <table:table-cell office:value-type="float" office:value="0.018004">
                <text:p>0.018004</text:p>
              </table:table-cell>
            </table:table-row>
            <table:table-row>
              <table:table-cell office:value-type="float" office:value="2047">
                <text:p>2050</text:p>
              </table:table-cell>
              <table:table-cell office:value-type="float" office:value="0.018618">
                <text:p>0.01861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18892">
                <text:p>0.018892</text:p>
              </table:table-cell>
            </table:table-row>
            <table:table-row>
              <table:table-cell office:value-type="float" office:value="2049">
                <text:p>2050</text:p>
              </table:table-cell>
              <table:table-cell office:value-type="float" office:value="0.019308">
                <text:p>0.019308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0.019576">
                <text:p>0.019576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0.019836">
                <text:p>0.019836</text:p>
              </table:table-cell>
            </table:table-row>
            <table:table-row>
              <table:table-cell office:value-type="float" office:value="2052">
                <text:p>2050</text:p>
              </table:table-cell>
              <table:table-cell office:value-type="float" office:value="0.020629">
                <text:p>0.020629</text:p>
              </table:table-cell>
            </table:table-row>
            <table:table-row>
              <table:table-cell office:value-type="float" office:value="2053">
                <text:p>2050</text:p>
              </table:table-cell>
              <table:table-cell office:value-type="float" office:value="0.02097">
                <text:p>0.02097</text:p>
              </table:table-cell>
            </table:table-row>
            <table:table-row>
              <table:table-cell office:value-type="float" office:value="2054">
                <text:p>2050</text:p>
              </table:table-cell>
              <table:table-cell office:value-type="float" office:value="0.021503">
                <text:p>0.021503</text:p>
              </table:table-cell>
            </table:table-row>
            <table:table-row>
              <table:table-cell office:value-type="float" office:value="2055">
                <text:p>2060</text:p>
              </table:table-cell>
              <table:table-cell office:value-type="float" office:value="0.022259">
                <text:p>0.022259</text:p>
              </table:table-cell>
            </table:table-row>
            <table:table-row>
              <table:table-cell office:value-type="float" office:value="2056">
                <text:p>2060</text:p>
              </table:table-cell>
              <table:table-cell office:value-type="float" office:value="0.022891">
                <text:p>0.022891</text:p>
              </table:table-cell>
            </table:table-row>
            <table:table-row>
              <table:table-cell office:value-type="float" office:value="2057">
                <text:p>2060</text:p>
              </table:table-cell>
              <table:table-cell office:value-type="float" office:value="0.023323">
                <text:p>0.023323</text:p>
              </table:table-cell>
            </table:table-row>
            <table:table-row>
              <table:table-cell office:value-type="float" office:value="2058">
                <text:p>2060</text:p>
              </table:table-cell>
              <table:table-cell office:value-type="float" office:value="0.024002">
                <text:p>0.024002</text:p>
              </table:table-cell>
            </table:table-row>
            <table:table-row>
              <table:table-cell office:value-type="float" office:value="2059">
                <text:p>2060</text:p>
              </table:table-cell>
              <table:table-cell office:value-type="float" office:value="0.02462">
                <text:p>0.02462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0.02523">
                <text:p>0.02523</text:p>
              </table:table-cell>
            </table:table-row>
            <table:table-row>
              <table:table-cell office:value-type="float" office:value="2061">
                <text:p>2060</text:p>
              </table:table-cell>
              <table:table-cell office:value-type="float" office:value="0.026219">
                <text:p>0.026219</text:p>
              </table:table-cell>
            </table:table-row>
            <table:table-row>
              <table:table-cell office:value-type="float" office:value="2062">
                <text:p>2060</text:p>
              </table:table-cell>
              <table:table-cell office:value-type="float" office:value="0.026711">
                <text:p>0.026711</text:p>
              </table:table-cell>
            </table:table-row>
            <table:table-row>
              <table:table-cell office:value-type="float" office:value="2063">
                <text:p>2060</text:p>
              </table:table-cell>
              <table:table-cell office:value-type="float" office:value="0.027596">
                <text:p>0.027596</text:p>
              </table:table-cell>
            </table:table-row>
            <table:table-row>
              <table:table-cell office:value-type="float" office:value="2064">
                <text:p>2060</text:p>
              </table:table-cell>
              <table:table-cell office:value-type="float" office:value="0.028308">
                <text:p>0.028308</text:p>
              </table:table-cell>
            </table:table-row>
            <table:table-row>
              <table:table-cell office:value-type="float" office:value="2065">
                <text:p>2070</text:p>
              </table:table-cell>
              <table:table-cell office:value-type="float" office:value="0.029245">
                <text:p>0.029245</text:p>
              </table:table-cell>
            </table:table-row>
            <table:table-row>
              <table:table-cell office:value-type="float" office:value="2066">
                <text:p>2070</text:p>
              </table:table-cell>
              <table:table-cell office:value-type="float" office:value="0.029889">
                <text:p>0.0298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39cm" svg:height="10.229cm" xlink:href=".." xlink:type="simple" chart:class="chart:line" chart:style-name="ch1">
        <chart:plot-area chart:style-name="ch2" table:cell-range-address="List4.B10:List4.C59" chart:data-source-has-labels="both" svg:x="1.401cm" svg:y="0.951cm" svg:width="17.838cm" svg:height="8.103cm">
          <chartooo:coordinate-region svg:x="2.605cm" svg:y="1.154cm" svg:width="16.251cm" svg:height="6.843cm"/>
          <chart:axis chart:dimension="x" chart:name="primary-x" chart:style-name="ch3" chartooo:axis-type="auto">
            <chartooo:date-scale/>
            <chart:title svg:x="9.913cm" svg:y="9.258cm" chart:style-name="ch4">
              <text:p>Roky</text:p>
            </chart:title>
            <chart:categories table:cell-range-address="List4.B11:List4.B59"/>
            <chart:grid chart:style-name="ch5" chart:class="major"/>
          </chart:axis>
          <chart:axis chart:dimension="y" chart:name="primary-y" chart:style-name="ch3">
            <chart:title svg:x="0.451cm" svg:y="5.737cm" chart:style-name="ch6">
              <text:p>Počet lodí</text:p>
            </chart:title>
            <chart:grid chart:style-name="ch5" chart:class="major"/>
          </chart:axis>
          <chart:series chart:style-name="ch7" chart:values-cell-range-address="List4.C11:List4.C59" chart:label-cell-address="List4.C10:List4.C10" chart:class="chart:line"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34</text:p>
                <draw:g>
                  <svg:desc>List4.C10:List4.C10</svg:desc>
                </draw:g>
              </table:table-cell>
            </table:table-row>
          </table:table-header-rows>
          <table:table-rows>
            <table:table-row>
              <table:table-cell office:value-type="float" office:value="2018">
                <text:p>2020</text:p>
                <draw:g>
                  <svg:desc>List4.B11:List4.B59</svg:desc>
                </draw:g>
              </table:table-cell>
              <table:table-cell office:value-type="float" office:value="1246">
                <text:p>1246</text:p>
                <draw:g>
                  <svg:desc>List4.C11:List4.C59</svg:desc>
                </draw:g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4853">
                <text:p>4853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4902">
                <text:p>4902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4951">
                <text:p>4951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5101">
                <text:p>5101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5152">
                <text:p>5152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5203">
                <text:p>5203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5255">
                <text:p>5255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9360">
                <text:p>9360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9455">
                <text:p>9455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9550">
                <text:p>9550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9647">
                <text:p>9647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9744">
                <text:p>9744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9843">
                <text:p>9843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9943">
                <text:p>9943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10043">
                <text:p>10043</text:p>
              </table:table-cell>
            </table:table-row>
            <table:table-row>
              <table:table-cell office:value-type="float" office:value="2041">
                <text:p>2040</text:p>
              </table:table-cell>
              <table:table-cell office:value-type="float" office:value="10145">
                <text:p>10145</text:p>
              </table:table-cell>
            </table:table-row>
            <table:table-row>
              <table:table-cell office:value-type="float" office:value="2042">
                <text:p>2040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float" office:value="2043">
                <text:p>2040</text:p>
              </table:table-cell>
              <table:table-cell office:value-type="float" office:value="10352">
                <text:p>10352</text:p>
              </table:table-cell>
            </table:table-row>
            <table:table-row>
              <table:table-cell office:value-type="float" office:value="2044">
                <text:p>2040</text:p>
              </table:table-cell>
              <table:table-cell office:value-type="float" office:value="10457">
                <text:p>10457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10563">
                <text:p>10563</text:p>
              </table:table-cell>
            </table:table-row>
            <table:table-row>
              <table:table-cell office:value-type="float" office:value="2046">
                <text:p>2050</text:p>
              </table:table-cell>
              <table:table-cell office:value-type="float" office:value="10670">
                <text:p>10670</text:p>
              </table:table-cell>
            </table:table-row>
            <table:table-row>
              <table:table-cell office:value-type="float" office:value="2047">
                <text:p>2050</text:p>
              </table:table-cell>
              <table:table-cell office:value-type="float" office:value="10778">
                <text:p>1077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0888">
                <text:p>10888</text:p>
              </table:table-cell>
            </table:table-row>
            <table:table-row>
              <table:table-cell office:value-type="float" office:value="2049">
                <text:p>2050</text:p>
              </table:table-cell>
              <table:table-cell office:value-type="float" office:value="10998">
                <text:p>10998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11110">
                <text:p>11110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11223">
                <text:p>11223</text:p>
              </table:table-cell>
            </table:table-row>
            <table:table-row>
              <table:table-cell office:value-type="float" office:value="2052">
                <text:p>2050</text:p>
              </table:table-cell>
              <table:table-cell office:value-type="float" office:value="11336">
                <text:p>11336</text:p>
              </table:table-cell>
            </table:table-row>
            <table:table-row>
              <table:table-cell office:value-type="float" office:value="2053">
                <text:p>2050</text:p>
              </table:table-cell>
              <table:table-cell office:value-type="float" office:value="11452">
                <text:p>11452</text:p>
              </table:table-cell>
            </table:table-row>
            <table:table-row>
              <table:table-cell office:value-type="float" office:value="2054">
                <text:p>2050</text:p>
              </table:table-cell>
              <table:table-cell office:value-type="float" office:value="11568">
                <text:p>11568</text:p>
              </table:table-cell>
            </table:table-row>
            <table:table-row>
              <table:table-cell office:value-type="float" office:value="2055">
                <text:p>2060</text:p>
              </table:table-cell>
              <table:table-cell office:value-type="float" office:value="11686">
                <text:p>11686</text:p>
              </table:table-cell>
            </table:table-row>
            <table:table-row>
              <table:table-cell office:value-type="float" office:value="2056">
                <text:p>2060</text:p>
              </table:table-cell>
              <table:table-cell office:value-type="float" office:value="11804">
                <text:p>11804</text:p>
              </table:table-cell>
            </table:table-row>
            <table:table-row>
              <table:table-cell office:value-type="float" office:value="2057">
                <text:p>2060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float" office:value="2058">
                <text:p>2060</text:p>
              </table:table-cell>
              <table:table-cell office:value-type="float" office:value="12046">
                <text:p>12046</text:p>
              </table:table-cell>
            </table:table-row>
            <table:table-row>
              <table:table-cell office:value-type="float" office:value="2059">
                <text:p>2060</text:p>
              </table:table-cell>
              <table:table-cell office:value-type="float" office:value="12168">
                <text:p>12168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12292">
                <text:p>12292</text:p>
              </table:table-cell>
            </table:table-row>
            <table:table-row>
              <table:table-cell office:value-type="float" office:value="2061">
                <text:p>2060</text:p>
              </table:table-cell>
              <table:table-cell office:value-type="float" office:value="12417">
                <text:p>12417</text:p>
              </table:table-cell>
            </table:table-row>
            <table:table-row>
              <table:table-cell office:value-type="float" office:value="2062">
                <text:p>2060</text:p>
              </table:table-cell>
              <table:table-cell office:value-type="float" office:value="12544">
                <text:p>12544</text:p>
              </table:table-cell>
            </table:table-row>
            <table:table-row>
              <table:table-cell office:value-type="float" office:value="2063">
                <text:p>2060</text:p>
              </table:table-cell>
              <table:table-cell office:value-type="float" office:value="12671">
                <text:p>12671</text:p>
              </table:table-cell>
            </table:table-row>
            <table:table-row>
              <table:table-cell office:value-type="float" office:value="2064">
                <text:p>2060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float" office:value="2065">
                <text:p>2070</text:p>
              </table:table-cell>
              <table:table-cell office:value-type="float" office:value="12931">
                <text:p>12931</text:p>
              </table:table-cell>
            </table:table-row>
            <table:table-row>
              <table:table-cell office:value-type="float" office:value="2066">
                <text:p>2070</text:p>
              </table:table-cell>
              <table:table-cell office:value-type="float" office:value="13063">
                <text:p>130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